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5" style:family="table-cell" style:parent-style-name="Default" style:data-style-name="N0"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8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9" style:family="table-cell" style:parent-style-name="Default" style:data-style-name="N0">
      <style:table-cell-properties fo:background-color="#B6D7A8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middle" fo:background-color="#B6D7A8"/>
      <style:text-properties fo:font-size="7pt" style:font-size-asian="7pt" style:font-size-complex="7pt"/>
    </style:style>
    <style:style style:name="ce21" style:family="table-cell" style:parent-style-name="Default" style:data-style-name="N30">
      <style:table-cell-properties style:vertical-align="middle" fo:background-color="#B6D7A8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5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6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7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8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9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0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1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2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3" style:family="table-cell" style:parent-style-name="Default" style:data-style-name="N0">
      <style:table-cell-properties style:vertical-align="middle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4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nblat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100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36">
            <text:p>France</text:p>
          </table:table-cell>
          <table:table-cell table:number-columns-repeated="19" table:style-name="ce5"/>
          <table:table-cell office:value-type="string" office:string-value="#France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5">
            <text:p>#Franc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recruit</text:p>
          </table:table-cell>
          <table:table-cell office:value-type="string" table:style-name="ce6">
            <text:p>French_Paysan</text:p>
          </table:table-cell>
          <table:table-cell office:value-type="string" table:style-name="ce6">
            <text:p>French_Paysa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</text:p>
          </table:table-cell>
          <table:table-cell office:value-type="string" table:style-name="ce10">
            <text:p>itm_coarse_tunic,itm_peasant_man_f2,</text:p>
          </table:table-cell>
          <table:table-cell table:style-name="ce10"/>
          <table:table-cell office:value-type="string" table:style-name="ce10">
            <text:p>itm_wrapping_boots,itm_blue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er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recruit&quot;,&quot;French_Paysan&quot;,&quot;French_Paysans&quot;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5">
            <text:p>["swadian_recruit","French_Paysan","French_Paysans"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militia</text:p>
          </table:table-cell>
          <table:table-cell office:value-type="string" table:style-name="ce6">
            <text:p>French_Milice</text:p>
          </table:table-cell>
          <table:table-cell office:value-type="string" table:style-name="ce6">
            <text:p>French_Milic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itm_bascinet_3,itm_bascinet_3,</text:p>
          </table:table-cell>
          <table:table-cell office:value-type="string" table:style-name="ce10">
            <text:p>itm_haubergeon_f1,itm_haubergeon_f2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_f1,itm_mail_chausses,</text:p>
          </table:table-cell>
          <table:table-cell office:value-type="string" table:style-name="ce10">
            <text:p>itm_sword_medieval_a,itm_sword_medieval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militia&quot;,&quot;French_Milice&quot;,&quot;French_Milices&quot;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5">
            <text:p>["swadian_militia","French_Milice","French_Milices"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footman</text:p>
          </table:table-cell>
          <table:table-cell office:value-type="string" table:style-name="ce6">
            <text:p>French_Homme_d'Armes</text:p>
          </table:table-cell>
          <table:table-cell office:value-type="string" table:style-name="ce6">
            <text:p>French_Hommes_d'Arme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_painted,itm_kettlehat2,</text:p>
          </table:table-cell>
          <table:table-cell office:value-type="string" table:style-name="ce10">
            <text:p>itm_surcoat_over_mail_f1,itm_surcoat_over_mail_f2,</text:p>
          </table:table-cell>
          <table:table-cell office:value-type="string" table:style-name="ce10">
            <text:p>itm_mail_mittens,itm_leather_gloves,</text:p>
          </table:table-cell>
          <table:table-cell office:value-type="string" table:style-name="ce10">
            <text:p>itm_mail_chausses_f1,itm_blue_hose,</text:p>
          </table:table-cell>
          <table:table-cell office:value-type="string" table:style-name="ce10">
            <text:p>itm_sword_medieval_c,itm_sword_medieval_a,itm_bayeux,itm_mace_4,</text:p>
          </table:table-cell>
          <table:table-cell office:value-type="string" table:style-name="ce10">
            <text:p>itm_tab_shield_round_e,itm_tab_shield_heater_b,itm_tab_shield_round_e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_melee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footman&quot;,&quot;French_Homme_d'Armes&quot;,&quot;French_Hommes_d'Armes&quot;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5">
            <text:p>["swadian_footman","French_Homme_d'Armes","French_Hommes_d'Armes"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spearmen</text:p>
          </table:table-cell>
          <table:table-cell office:value-type="string" table:style-name="ce6">
            <text:p>French_Piquier</text:p>
          </table:table-cell>
          <table:table-cell office:value-type="string" table:style-name="ce6">
            <text:p>French_Piquier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leather_cap,itm_skullcap,</text:p>
          </table:table-cell>
          <table:table-cell office:value-type="string" table:style-name="ce10">
            <text:p>itm_leather_vest_f1,itm_leather_vest_f2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splinted_greaves_f1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spearmen&quot;,&quot;French_Piquier&quot;,&quot;French_Piquiers&quot;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5">
            <text:p>["french_spearmen","French_Piquier","French_Piquiers"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infantry</text:p>
          </table:table-cell>
          <table:table-cell office:value-type="string" table:style-name="ce6">
            <text:p>Infanterie lourde Francaise</text:p>
          </table:table-cell>
          <table:table-cell office:value-type="string" table:style-name="ce6">
            <text:p>Infanteries lourdes Francaise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kettlehat2,itm_open_sallet,</text:p>
          </table:table-cell>
          <table:table-cell office:value-type="string" table:style-name="ce10">
            <text:p>itm_coat_of_plates_f2,itm_coat_of_plates_f1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yeux,itm_one_handed_war_axe_a,</text:p>
          </table:table-cell>
          <table:table-cell office:value-type="string" table:style-name="ce10">
            <text:p>itm_bastard_sword_a,itm_bastard_swor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infantry&quot;,&quot;Infanterie lourde Francaise&quot;,&quot;Infanteries lourdes Francaise&quot;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5">
            <text:p>["swadian_infantry","Infanterie lourde Francaise","Infanteries lourdes Francaise"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nt</text:p>
          </table:table-cell>
          <table:table-cell office:value-type="string" table:style-name="ce6">
            <text:p>Sergent Francais</text:p>
          </table:table-cell>
          <table:table-cell office:value-type="string" table:style-name="ce6">
            <text:p>Sergents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klappvisier,itm_pigface_klappviso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dgraf,itm_1mace,itm_lui_knightaxeonehe,itm_bayeux,itm_one_handed_battle_axe_c,itm_one_handed_battle_axe_c,</text:p>
          </table:table-cell>
          <table:table-cell office:value-type="string" table:style-name="ce10">
            <text:p>itm_bastard_sword_b,itm_bastard_sword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nt&quot;,&quot;Sergent Francais&quot;,&quot;Sergents Francais&quot;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5">
            <text:p>["swadian_sergent","Sergent Francais","Sergents Francais"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hallebardier</text:p>
          </table:table-cell>
          <table:table-cell office:value-type="string" table:style-name="ce6">
            <text:p>French_Sergent_Vougier</text:p>
          </table:table-cell>
          <table:table-cell office:value-type="string" table:style-name="ce6">
            <text:p>French_Sergent_Vougier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kettlehat2,</text:p>
          </table:table-cell>
          <table:table-cell office:value-type="string" table:style-name="ce10">
            <text:p>itm_churburg_13,itm_heraldic_churburg_13_brass_tabard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</text:p>
          </table:table-cell>
          <table:table-cell office:value-type="string" table:style-name="ce10">
            <text:p>itm_1halberd,itm_2halberd,itm_6halberd,</text:p>
          </table:table-cell>
          <table:table-cell office:value-type="string" table:style-name="ce10">
            <text:p>itm_lui_smallhallberd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hallebardier&quot;,&quot;French_Sergent_Vougier&quot;,&quot;French_Sergent_Vougiers&quot;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K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5">
            <text:p>["french_hallebardier","French_Sergent_Vougier","French_Sergent_Vougiers"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pikemen</text:p>
          </table:table-cell>
          <table:table-cell office:value-type="string" table:style-name="ce6">
            <text:p>French_Sergent_Lourd</text:p>
          </table:table-cell>
          <table:table-cell office:value-type="string" table:style-name="ce6">
            <text:p>French_Sergent_Lour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2,itm_brigandine_f1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itm_mail_chausses_f1,</text:p>
          </table:table-cell>
          <table:table-cell office:value-type="string" table:style-name="ce10">
            <text:p>itm_voulge_long,itm_spetum_3,itm_2glaive,itm_jam_scorpion,itm_fauchard_fork_2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pikemen&quot;,&quot;French_Sergent_Lourd&quot;,&quot;French_Sergent_Lourds&quot;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5">
            <text:p>["french_pikemen","French_Sergent_Lourd","French_Sergent_Lourds"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ant</text:p>
          </table:table-cell>
          <table:table-cell office:value-type="string" table:style-name="ce6">
            <text:p>Massier Francais</text:p>
          </table:table-cell>
          <table:table-cell office:value-type="string" table:style-name="ce6">
            <text:p>Massier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bp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4mace,itm_mace_2,itm_mace_4,itm_one_handed_battle_axe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ant&quot;,&quot;Massier Francais&quot;,&quot;Massier Francais&quot;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J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5">
            <text:p>["swadian_sergeant","Massier Francais","Massier Francais"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2">
          <table:table-cell office:value-type="string" table:style-name="ce6">
            <text:p>french_javelinier</text:p>
          </table:table-cell>
          <table:table-cell office:value-type="string" table:style-name="ce6">
            <text:p>French_Archer_Paysen</text:p>
          </table:table-cell>
          <table:table-cell office:value-type="string" table:style-name="ce6">
            <text:p>French_Arch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white_gambeson_f1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c,itm_sword_medieval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javelinier&quot;,&quot;French_Archer_Paysen&quot;,&quot;French_Archer_Paysens&quot;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K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5">
            <text:p>["french_javelinier","French_Archer_Paysen","French_Archer_Paysens"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kirmisher</text:p>
          </table:table-cell>
          <table:table-cell office:value-type="string" table:style-name="ce6">
            <text:p>French_Homme_de_Traits</text:p>
          </table:table-cell>
          <table:table-cell office:value-type="string" table:style-name="ce6">
            <text:p>French_Homme_de_Trait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mail_coif,</text:p>
          </table:table-cell>
          <table:table-cell office:value-type="string" table:style-name="ce10">
            <text:p>itm_leather_vest_f2,itm_padded_cloth_f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crossbow,itm_bolts,</text:p>
          </table:table-cell>
          <table:table-cell office:value-type="string" table:style-name="ce10">
            <text:p>itm_sword_medieval_a,itm_gaddhjalt,itm_ritter,itm_reeve,itm_mace_2,itm_mace_4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skirmisher&quot;,&quot;French_Homme_de_Traits&quot;,&quot;French_Homme_de_Traits&quot;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5">
            <text:p>["swadian_skirmisher","French_Homme_de_Traits","French_Homme_de_Traits"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bowmen</text:p>
          </table:table-cell>
          <table:table-cell office:value-type="string" table:style-name="ce6">
            <text:p>French_Archer</text:p>
          </table:table-cell>
          <table:table-cell office:value-type="string" table:style-name="ce6">
            <text:p>French_Archer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leather_cap,</text:p>
          </table:table-cell>
          <table:table-cell office:value-type="string" table:style-name="ce10">
            <text:p>itm_padded_cloth_b_f1,itm_padded_cloth_f1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leather_boots,</text:p>
          </table:table-cell>
          <table:table-cell office:value-type="string" table:style-name="ce10">
            <text:p>itm_war_bow,itm_arrows,</text:p>
          </table:table-cell>
          <table:table-cell office:value-type="string" table:style-name="ce10">
            <text:p>itm_sword_medieval_a,itm_sword_medieval_c,itm_bayeux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bowmen&quot;,&quot;French_Archer&quot;,&quot;French_Archers&quot;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K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5">
            <text:p>["french_bowmen","French_Archer","French_Archers"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crossbowman</text:p>
          </table:table-cell>
          <table:table-cell office:value-type="string" table:style-name="ce6">
            <text:p>French_Arbaletrier_Paysen</text:p>
          </table:table-cell>
          <table:table-cell office:value-type="string" table:style-name="ce6">
            <text:p>French_Arbaletri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tattered_leather_armor_f1,itm_tattered_leather_armor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blue_hose,itm_blue_hose,itm_leather_boots,</text:p>
          </table:table-cell>
          <table:table-cell office:value-type="string" table:style-name="ce10">
            <text:p>itm_heavy_crossbow,itm_heavy_crossbow,itm_bolts,</text:p>
          </table:table-cell>
          <table:table-cell office:value-type="string" table:style-name="ce10">
            <text:p>itm_sword_medieval_a,itm_sword_medieval_a,itm_tab_shield_pavise_a,itm_tab_shield_pavise_b,itm_mace_2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crossbowman&quot;,&quot;French_Arbaletrier_Paysen&quot;,&quot;French_Arbaletrier_Paysens&quot;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5">
            <text:p>["swadian_crossbowman","French_Arbaletrier_Paysen","French_Arbaletrier_Paysens"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sharpshooter</text:p>
          </table:table-cell>
          <table:table-cell office:value-type="string" table:style-name="ce6">
            <text:p>French_Arbaletrier</text:p>
          </table:table-cell>
          <table:table-cell office:value-type="string" table:style-name="ce6">
            <text:p>French_Arbaletrier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1,itm_brigandine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f1,itm_mail_chausses_f1,</text:p>
          </table:table-cell>
          <table:table-cell office:value-type="string" table:style-name="ce10">
            <text:p>itm_sniper_crossbow,itm_bolts,</text:p>
          </table:table-cell>
          <table:table-cell office:value-type="string" table:style-name="ce10">
            <text:p>itm_tab_shield_pavise_c,itm_sword_medieval_c,itm_sword_medieval_a,itm_sword_medieval_a,itm_mace_2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harpshooter&quot;,&quot;French_Arbaletrier&quot;,&quot;French_Arbaletriers&quot;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K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5">
            <text:p>["swadian_sharpshooter","French_Arbaletrier","French_Arbaletriers"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French Noble Line</text:p>
          </table:table-cell>
          <table:table-cell table:number-columns-repeated="18" table:style-name="ce14"/>
          <table:table-cell table:style-name="ce15"/>
          <table:table-cell office:value-type="string" office:string-value="#French Noble Line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5">
            <text:p>#French Noble Line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man_at_arms</text:p>
          </table:table-cell>
          <table:table-cell office:value-type="string" table:style-name="ce6">
            <text:p>French_Ecuyer</text:p>
          </table:table-cell>
          <table:table-cell office:value-type="string" table:style-name="ce6">
            <text:p>French_Ecuy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visored_sallet,itm_mail_coif,itm_open_sallet,</text:p>
          </table:table-cell>
          <table:table-cell office:value-type="string" table:style-name="ce10">
            <text:p>itm_early_transitional_f2,itm_early_transitional_f3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mail_chausses_f1,itm_splinted_greaves_nospurs,itm_splinted_leather_greaves,</text:p>
          </table:table-cell>
          <table:table-cell office:value-type="string" table:style-name="ce10">
            <text:p>itm_sword_medieval_a,itm_sword_medieval_c,itm_bastard_sword_a,itm_one_handed_battle_axe_c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horse1f01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man_at_arms&quot;,&quot;French_Ecuyer&quot;,&quot;French_Ecuyers&quot;,tf_mounted|tf_guarantee_boots|tf_guarantee_armor|tf_guarantee_helmet|tf_guarantee_horse|tf_guarantee_shield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K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5">
            <text:p>["swadian_man_at_arms","French_Ecuyer","French_Ecuyers",tf_mounted|tf_guarantee_boots|tf_guarantee_armor|tf_guarantee_helmet|tf_guarantee_horse|tf_guarantee_shield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knight</text:p>
          </table:table-cell>
          <table:table-cell office:value-type="string" table:style-name="ce6">
            <text:p>French_Chevalier_Bachelier</text:p>
          </table:table-cell>
          <table:table-cell office:value-type="string" table:style-name="ce6">
            <text:p>French_Chevalier_Bachelier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pigface_klappvisor_open,itm_hounskull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itm_mail_chausses_f1,</text:p>
          </table:table-cell>
          <table:table-cell office:value-type="string" table:style-name="ce10">
            <text:p>itm_great_lance,itm_great_lanceblueyellow,itm_great_lanceblueyellow,itm_bastard_sword_a,itm_bayeux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warhorse_f1,itm_warhorse_f2,itm_warhorse_f3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knight&quot;,&quot;French_Chevalier_Bachelier&quot;,&quot;French_Chevalier_Bacheliers&quot;,tf_mounted|tf_guarantee_boots|tf_guarantee_armor|tf_guarantee_helmet|tf_guarantee_gloves|tf_guarantee_horse|tf_guarantee_shield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5">
            <text:p>["swadian_knight","French_Chevalier_Bachelier","French_Chevalier_Bacheliers",tf_mounted|tf_guarantee_boots|tf_guarantee_armor|tf_guarantee_helmet|tf_guarantee_gloves|tf_guarantee_horse|tf_guarantee_shield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_helmet,itm_hounskull,itm_pigface_klappvisor_open,itm_pigface_klappvisor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great_lanceblueyellow,itm_great_lancebluewhite,itm_lance_banner_f1,itm_bastard_sword_a,itm_bayeux,itm_agincourt,itm_great_lanceblueyellow,itm_great_lancebluewhite,</text:p>
          </table:table-cell>
          <table:table-cell office:value-type="string" table:style-name="ce10">
            <text:p>itm_tab_shield_heater_cav_b,itm_tab_shield_kite_cav_b,itm_tab_shield_kite_cav_b,</text:p>
          </table:table-cell>
          <table:table-cell office:value-type="string" table:style-name="ce10">
            <text:p>itm_warhorse_f2,itm_warhorse_f3,itm_warhorsechandos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banneret&quot;,&quot;French_Chevalier_Banneret&quot;,&quot;French_Chevalier_Bannerets&quot;,tf_mounted|tf_guarantee_boots|tf_guarantee_armor|tf_guarantee_helmet|tf_guarantee_gloves|tf_guarantee_horse|tf_guarantee_shield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K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5">
            <text:p>["french_chevalier_banneret","French_Chevalier_Banneret","French_Chevalier_Bannerets",tf_mounted|tf_guarantee_boots|tf_guarantee_armor|tf_guarantee_helmet|tf_guarantee_gloves|tf_guarantee_horse|tf_guarantee_shield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</text:p>
          </table:table-cell>
          <table:table-cell office:value-type="string" table:style-name="ce6">
            <text:p>Lancier_francais</text:p>
          </table:table-cell>
          <table:table-cell office:value-type="string" table:style-name="ce6">
            <text:p>Lancier_francai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massivehelm_bp,itm_bb_armet2,itm_bb_armet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steel_greaves,itm_steel_greaves,</text:p>
          </table:table-cell>
          <table:table-cell office:value-type="string" table:style-name="ce10">
            <text:p>itm_weapon_lanceier_f1,itm_great_lancebluewhite,itm_great_lancebluewhite,itm_great_lanceblueyellow,itm_great_lanceblueyellow,itm_bastard_sword_b,itm_bayeux,</text:p>
          </table:table-cell>
          <table:table-cell office:value-type="string" table:style-name="ce10">
            <text:p>itm_tab_shield_kite_cav_b,itm_tab_shield_kite_cav_b,itm_tab_shield_heater_cav_b,</text:p>
          </table:table-cell>
          <table:table-cell office:value-type="string" table:style-name="ce10">
            <text:p>itm_chargerplainblue,itm_chargerre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lancier&quot;,&quot;Lancier_francais&quot;,&quot;Lancier_francais&quot;,tf_mounted|tf_guarantee_boots|tf_guarantee_armor|tf_guarantee_helmet|tf_guarantee_gloves|tf_guarantee_horse|tf_guarantee_shield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5">
            <text:p>["french_chevalier_lancier","Lancier_francais","Lancier_francais",tf_mounted|tf_guarantee_boots|tf_guarantee_armor|tf_guarantee_helmet|tf_guarantee_gloves|tf_guarantee_horse|tf_guarantee_shield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klappvisie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lui_knightaxeonehe,itm_bastard_sword_a,itm_bastard_sword_b,itm_agincourt,itm_great_ax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chelier_a_pied&quot;,&quot;French_Chevalier_Bachelier_a_Pied&quot;,&quot;French_Chevalier_Bachelier_a_Pieds&quot;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5">
            <text:p>["french_chevalier_bachelier_a_pied","French_Chevalier_Bachelier_a_Pied","French_Chevalier_Bachelier_a_Pieds"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_a_pied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pigface_klappvisor_open,itm_hounskull,itm_great_helmet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teel_greaves,itm_shynbaulds,</text:p>
          </table:table-cell>
          <table:table-cell office:value-type="string" table:style-name="ce10">
            <text:p>itm_agincourt,itm_bastard_sword_a,itm_one_handed_battle_axe_c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nneret_a_pied&quot;,&quot;French_Chevalier_Banneret_a_Pieds&quot;,&quot;French_Chevalier_Banneret_a_Pieds&quot;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K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5">
            <text:p>["french_chevalier_banneret_a_pied","French_Chevalier_Banneret_a_Pieds","French_Chevalier_Banneret_a_Pieds"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_a_pied</text:p>
          </table:table-cell>
          <table:table-cell office:value-type="string" table:style-name="ce6">
            <text:p>Lancier_francais_a_pieds</text:p>
          </table:table-cell>
          <table:table-cell office:value-type="string" table:style-name="ce6">
            <text:p>Lancier_francais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,itm_bb_armet2,itm_bb_massivehelm_bp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_ornate,</text:p>
          </table:table-cell>
          <table:table-cell office:value-type="string" table:style-name="ce10">
            <text:p>itm_steel_greaves,itm_steel_greaves,itm_shynbaulds,</text:p>
          </table:table-cell>
          <table:table-cell office:value-type="string" table:style-name="ce10">
            <text:p>itm_one_handed_war_axe_a,itm_lui_knightaxeonehe,itm_bastard_sword_a,itm_bastard_sword_b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lancier_a_pied&quot;,&quot;Lancier_francais_a_pieds&quot;,&quot;Lancier_francais_a_pieds&quot;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5">
            <text:p>["french_chevalier_lancier_a_pied","Lancier_francais_a_pieds","Lancier_francais_a_pieds"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3]+[.F4]+[.F5]+[.F6]+[.F7]+[.F8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English</text:p>
          </table:table-cell>
          <table:table-cell table:number-columns-repeated="19" table:style-name="ce5"/>
          <table:table-cell office:value-type="string" office:string-value="#English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5">
            <text:p>#Englis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recruit</text:p>
          </table:table-cell>
          <table:table-cell office:value-type="string" table:style-name="ce6">
            <text:p>English_Peasant</text:p>
          </table:table-cell>
          <table:table-cell office:value-type="string" table:style-name="ce6">
            <text:p>English_Peasants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itm_hood_e1,</text:p>
          </table:table-cell>
          <table:table-cell office:value-type="string" table:style-name="ce10">
            <text:p>itm_coarse_tunic,itm_peasant_man_e1,</text:p>
          </table:table-cell>
          <table:table-cell table:style-name="ce10"/>
          <table:table-cell office:value-type="string" table:style-name="ce10">
            <text:p>itm_wrapping_boots,itm_woolen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knife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0001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recruit&quot;,&quot;English_Peasant&quot;,&quot;English_Peasants&quot;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5">
            <text:p>["vaegir_recruit","English_Peasant","English_Peasants"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footman</text:p>
          </table:table-cell>
          <table:table-cell office:value-type="string" table:style-name="ce6">
            <text:p>English_Town_Militia</text:p>
          </table:table-cell>
          <table:table-cell office:value-type="string" table:style-name="ce6">
            <text:p>English_Town_Militia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</text:p>
          </table:table-cell>
          <table:table-cell office:value-type="string" table:style-name="ce10">
            <text:p>itm_haubergeon_e1,itm_haubergeon_e2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sword_medieval_a,itm_sword_medieval_c_small,itm_sword_medieval_c,itm_sword_medieval_c,</text:p>
          </table:table-cell>
          <table:table-cell office:value-type="string" table:style-name="ce10">
            <text:p>itm_tab_shield_round_c,itm_tab_shield_kite_c,itm_tab_shield_kite_c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footman&quot;,&quot;English_Town_Militia&quot;,&quot;English_Town_Militia&quot;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5">
            <text:p>["vaegir_footman","English_Town_Militia","English_Town_Militia"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spearman</text:p>
          </table:table-cell>
          <table:table-cell office:value-type="string" table:style-name="ce6">
            <text:p>English_Levy_Spearman</text:p>
          </table:table-cell>
          <table:table-cell office:value-type="string" table:style-name="ce6">
            <text:p>English_Levy_Spearmen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3,itm_coif_new_e1,itm_hood_e1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english_spearman&quot;,&quot;English_Levy_Spearman&quot;,&quot;English_Levy_Spearmen&quot;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5">
            <text:p>["english_spearman","English_Levy_Spearman","English_Levy_Spearmen"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veteran</text:p>
          </table:table-cell>
          <table:table-cell office:value-type="string" table:style-name="ce6">
            <text:p>English_Man-at-Arms</text:p>
          </table:table-cell>
          <table:table-cell office:value-type="string" table:style-name="ce6">
            <text:p>English_Men-at-Arms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kettlehat1_painted,</text:p>
          </table:table-cell>
          <table:table-cell office:value-type="string" table:style-name="ce10">
            <text:p>itm_surcoat_over_mail_e4,itm_surcoat_over_mail_e4,itm_surcoat_over_mail_e1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one_handed_war_axe_a,itm_bastard_sword_a,itm_bastard_sword_b,</text:p>
          </table:table-cell>
          <table:table-cell office:value-type="string" table:style-name="ce10">
            <text:p>itm_tab_shield_kite_c,itm_tab_shield_kite_c,itm_tab_shield_kite_c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veteran&quot;,&quot;English_Man-at-Arms&quot;,&quot;English_Men-at-Arms&quot;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5">
            <text:p>["vaegir_veteran","English_Man-at-Arms","English_Men-at-Arms"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ikeman</text:p>
          </table:table-cell>
          <table:table-cell office:value-type="string" table:style-name="ce6">
            <text:p>English_Armored_Sergeant</text:p>
          </table:table-cell>
          <table:table-cell office:value-type="string" table:style-name="ce6">
            <text:p>English_Armored_Sergeant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_painted,itm_kettlehat1,itm_kettle_hat,</text:p>
          </table:table-cell>
          <table:table-cell office:value-type="string" table:style-name="ce10">
            <text:p>itm_padded_cloth_b_e2,itm_padded_cloth_b_e1,itm_surcoat_over_mail_e4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itm_splinted_greaves_e1,</text:p>
          </table:table-cell>
          <table:table-cell office:value-type="string" table:style-name="ce10">
            <text:p>itm_voulge_long,itm_voulge_long,itm_voulge_long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pikeman&quot;,&quot;English_Armored_Sergeant&quot;,&quot;English_Armored_Sergeants&quot;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5">
            <text:p>["english_pikeman","English_Armored_Sergeant","English_Armored_Sergeants"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halberdier</text:p>
          </table:table-cell>
          <table:table-cell office:value-type="string" table:style-name="ce6">
            <text:p>English_Billman</text:p>
          </table:table-cell>
          <table:table-cell office:value-type="string" table:style-name="ce6">
            <text:p>English_Billmen</text:p>
          </table:table-cell>
          <table:table-cell office:value-type="string" table:style-name="ce7">
            <text:p>tf_guarantee_boots|tf_guarantee_armor|tf_guarantee_helmet|tf_guarantee_gloves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mail_coif,</text:p>
          </table:table-cell>
          <table:table-cell office:value-type="string" table:style-name="ce10">
            <text:p>itm_churburg_13_mail,itm_churburg_13_e,</text:p>
          </table:table-cell>
          <table:table-cell office:value-type="string" table:style-name="ce10">
            <text:p>itm_plate_mittens,itm_mail_mittens,itm_plate_mittens,</text:p>
          </table:table-cell>
          <table:table-cell office:value-type="string" table:style-name="ce10">
            <text:p>itm_steel_greaves,itm_mail_chausses_e1,</text:p>
          </table:table-cell>
          <table:table-cell office:value-type="string" table:style-name="ce10">
            <text:p>itm_spetum_3,itm_voulge_long,itm_fauchard_fork_2,itm_3glaive,itm_awlpike_5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halberdier&quot;,&quot;English_Billman&quot;,&quot;English_Billmen&quot;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5">
            <text:p>["english_halberdier","English_Billman","English_Billmen"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guard</text:p>
          </table:table-cell>
          <table:table-cell office:value-type="string" table:style-name="ce6">
            <text:p>English_Sergeant_At_Arms</text:p>
          </table:table-cell>
          <table:table-cell office:value-type="string" table:style-name="ce6">
            <text:p>English_Sergeants_At_Arm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chivalhelm_vp,itm_bb_greathelm_rp,itm_greatbascinet1,</text:p>
          </table:table-cell>
          <table:table-cell office:value-type="string" table:style-name="ce10">
            <text:p>itm_bb_complet_plates_r,itm_bb_complet_plates_rlyon,</text:p>
          </table:table-cell>
          <table:table-cell office:value-type="string" table:style-name="ce10">
            <text:p>itm_wisby_gauntlets_red,itm_plate_mittens,itm_mail_mittens,</text:p>
          </table:table-cell>
          <table:table-cell office:value-type="string" table:style-name="ce10">
            <text:p>itm_shynbaulds,itm_steel_greaves,itm_iron_greaves,</text:p>
          </table:table-cell>
          <table:table-cell office:value-type="string" table:style-name="ce10">
            <text:p>itm_1halberd,itm_2halberd,itm_6halberd,itm_lui_smallhallberdb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guard&quot;,&quot;English_Sergeant_At_Arms&quot;,&quot;English_Sergeants_At_Arms&quot;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5">
            <text:p>["vaegir_guard","English_Sergeant_At_Arms","English_Sergeants_At_Arms"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infantry</text:p>
          </table:table-cell>
          <table:table-cell office:value-type="string" table:style-name="ce6">
            <text:p>Infanterie lourde Anglaise</text:p>
          </table:table-cell>
          <table:table-cell office:value-type="string" table:style-name="ce6">
            <text:p>Infanteries lourdes Anglaise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visored_sallet,itm_mail_coif,itm_open_sallet,</text:p>
          </table:table-cell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mail_chausses_e1,itm_splinted_greaves_e1,</text:p>
          </table:table-cell>
          <table:table-cell office:value-type="string" table:style-name="ce10">
            <text:p>itm_one_handed_war_axe_a,itm_bastard_sword_a,itm_1mace,itm_one_handed_battle_axe_c,</text:p>
          </table:table-cell>
          <table:table-cell office:value-type="string" table:style-name="ce10">
            <text:p>itm_tab_shield_small_round_c,itm_tab_shield_small_round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600004114db6d46db6db6db00000000001db6ec0000000000000000</text:p>
          </table:table-cell>
          <table:table-cell table:style-name="ce13"/>
          <table:table-cell office:value-type="string" office:string-value="[&quot;vaegir_infantry&quot;,&quot;Infanterie lourde Anglaise&quot;,&quot;Infanteries lourdes Anglaise&quot;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5">
            <text:p>["vaegir_infantry","Infanterie lourde Anglaise","Infanteries lourdes Anglaise"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ergent</text:p>
          </table:table-cell>
          <table:table-cell office:value-type="string" table:style-name="ce6">
            <text:p>Sergent Anglais</text:p>
          </table:table-cell>
          <table:table-cell office:value-type="string" table:style-name="ce6">
            <text:p>Sergents Anglais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pigface_klappvisor,itm_hounskull,itm_pigface_klappvisor,itm_sugarloaf,</text:p>
          </table:table-cell>
          <table:table-cell office:value-type="string" table:style-name="ce10">
            <text:p>itm_bb_complet_plates_rlyon,itm_bb_complet_plates_rlyon,itm_bb_complet_plates_r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4mace,itm_2hammer,itm_lui_knightaxeonehe,itm_one_handed_battle_axe_c,itm_bastard_sword_a,</text:p>
          </table:table-cell>
          <table:table-cell office:value-type="string" table:style-name="ce10">
            <text:p>itm_tab_shield_heater_a,itm_tab_shield_heater_b,itm_battle_shieldedwardiii,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sergent&quot;,&quot;Sergent Anglais&quot;,&quot;Sergents Anglais&quot;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5">
            <text:p>["vaegir_sergent","Sergent Anglais","Sergents Anglais"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Ranged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Ranged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32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en</text:p>
          </table:table-cell>
          <table:table-cell office:value-type="string" table:style-name="ce7">
            <text:p>tf_guarantee_boots|tf_guarantee_armor|tf_guarantee_helmet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1_painted,</text:p>
          </table:table-cell>
          <table:table-cell office:value-type="string" table:style-name="ce10">
            <text:p>itm_brigandine_e1_c,itm_brigandine_e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peasant_crossbowman&quot;,&quot;English_Peasant_Crossbowman&quot;,&quot;English_Peasant_Crossbowmen&quot;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5">
            <text:p>["english_peasant_crossbowman","English_Peasant_Crossbowman","English_Peasant_Crossbowmen"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kirmisher</text:p>
          </table:table-cell>
          <table:table-cell office:value-type="string" table:style-name="ce6">
            <text:p>English_Peasant_Archer</text:p>
          </table:table-cell>
          <table:table-cell office:value-type="string" table:style-name="ce6">
            <text:p>English_Peasant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hood_e1,</text:p>
          </table:table-cell>
          <table:table-cell office:value-type="string" table:style-name="ce10">
            <text:p>itm_padded_cloth_b_e1,itm_white_gambeson_e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105040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skirmisher&quot;,&quot;English_Peasant_Archer&quot;,&quot;English_Peasant_Archers&quot;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5">
            <text:p>["vaegir_skirmisher","English_Peasant_Archer","English_Peasant_Archers"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archer</text:p>
          </table:table-cell>
          <table:table-cell office:value-type="string" table:style-name="ce6">
            <text:p>English_Yeomen_Archer</text:p>
          </table:table-cell>
          <table:table-cell office:value-type="string" table:style-name="ce6">
            <text:p>English_Yeomen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if_new_e1,itm_hood_e1,itm_kettle_hat,itm_kettlehat1_painted,itm_guard_helmet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war_bow,itm_war_bow,itm_arrows,</text:p>
          </table:table-cell>
          <table:table-cell office:value-type="string" table:style-name="ce10">
            <text:p>itm_one_handed_battle_axe_a,itm_sword_medieval_c_small,itm_sword_medieval_b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vaegir_archer&quot;,&quot;English_Yeomen_Archer&quot;,&quot;English_Yeomen_Archers&quot;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5">
            <text:p>["vaegir_archer","English_Yeomen_Archer","English_Yeomen_Archers"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marksman</text:p>
          </table:table-cell>
          <table:table-cell office:value-type="string" table:style-name="ce6">
            <text:p>English_Longbowman</text:p>
          </table:table-cell>
          <table:table-cell office:value-type="string" table:style-name="ce6">
            <text:p>English_Longbowmen</text:p>
          </table:table-cell>
          <table:table-cell office:value-type="string" table:style-name="ce7">
            <text:p>tf_guarantee_boots|tf_guarantee_armor|tf_guarantee_helmet|tf_guarantee_shield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kettlehat2,</text:p>
          </table:table-cell>
          <table:table-cell office:value-type="string" table:style-name="ce10">
            <text:p>itm_padded_jack_e,itm_padded_jack,itm_padded_jack_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itm_splinted_greaves_nospurs,</text:p>
          </table:table-cell>
          <table:table-cell office:value-type="string" table:style-name="ce10">
            <text:p>itm_long_bow,itm_khergit_arrows,</text:p>
          </table:table-cell>
          <table:table-cell office:value-type="string" table:style-name="ce10">
            <text:p>itm_one_handed_war_axe_a,itm_one_handed_battle_axe_c,itm_bayeux,itm_bayeux,itm_bastard_sword_b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marksman&quot;,&quot;English_Longbowman&quot;,&quot;English_Longbowmen&quot;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5">
            <text:p>["vaegir_marksman","English_Longbowman","English_Longbowmen"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English Noble Line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English Noble Line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32">
            <text:p>#English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horseman</text:p>
          </table:table-cell>
          <table:table-cell office:value-type="string" table:style-name="ce6">
            <text:p>English_Squire</text:p>
          </table:table-cell>
          <table:table-cell office:value-type="string" table:style-name="ce6">
            <text:p>English_Squires</text:p>
          </table:table-cell>
          <table:table-cell office:value-type="string" table:style-name="ce7">
            <text:p>tf_mounted|tf_guarantee_boots|tf_guarantee_armor|tf_guarantee_helmet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chivalhelm_vp,</text:p>
          </table:table-cell>
          <table:table-cell office:value-type="string" table:style-name="ce10">
            <text:p>itm_early_transitional_e3,itm_early_transitional_e4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mail_chausses_e1,itm_splinted_leather_greaves,itm_splinted_greaves_e1,</text:p>
          </table:table-cell>
          <table:table-cell office:value-type="string" table:style-name="ce10">
            <text:p>itm_sword_medieval_a,itm_sword_medieval_c,itm_bayeux,</text:p>
          </table:table-cell>
          <table:table-cell office:value-type="string" table:style-name="ce10">
            <text:p>itm_tab_shield_heater_cav_b,itm_tab_shield_heater_cav_a,itm_tab_shield_kite_cav_a,itm_battle_shieldedwardiii,</text:p>
          </table:table-cell>
          <table:table-cell office:value-type="string" table:style-name="ce10">
            <text:p>itm_hunter_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horseman&quot;,&quot;English_Squire&quot;,&quot;English_Squires&quot;,tf_mounted|tf_guarantee_boots|tf_guarantee_armor|tf_guarantee_helmet|tf_guarantee_horse|tf_guarantee_shield|tf_english,0,0,fac_neutral,[itm_bb_chivalhelm_vp,itm_early_transitional_e3,itm_early_transitional_e4,itm_mail_mittens,itm_plate_mittens,itm_mail_chausses_e1,itm_splinted_leather_greaves,itm_splinted_greaves_e1,itm_sword_medieval_a,itm_sword_medieval_c,itm_bayeux,itm_tab_shield_heater_cav_b,itm_tab_shield_heater_cav_a,itm_tab_shield_kite_cav_a,itm_battle_shieldedwardiii,itm_hunter_e,],def_attrib2_b,wp(90),knows_warrior_normal,vaegir_face_young_1,vaegir_face_older_2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5">
            <text:p>["vaegir_horseman","English_Squire","English_Squires",tf_mounted|tf_guarantee_boots|tf_guarantee_armor|tf_guarantee_helmet|tf_guarantee_horse|tf_guarantee_shield|tf_english,0,0,fac_neutral,[itm_bb_chivalhelm_vp,itm_early_transitional_e3,itm_early_transitional_e4,itm_mail_mittens,itm_plate_mittens,itm_mail_chausses_e1,itm_splinted_leather_greaves,itm_splinted_greaves_e1,itm_sword_medieval_a,itm_sword_medieval_c,itm_bayeux,itm_tab_shield_heater_cav_b,itm_tab_shield_heater_cav_a,itm_tab_shield_kite_cav_a,itm_battle_shieldedwardiii,itm_hunter_e,],def_attrib2_b,wp(90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knight</text:p>
          </table:table-cell>
          <table:table-cell office:value-type="string" table:style-name="ce6">
            <text:p>English_Knight</text:p>
          </table:table-cell>
          <table:table-cell office:value-type="string" table:style-name="ce6">
            <text:p>English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greathelm_rp,itm_bb_chivalhelm_vp,itm_greatbascinet1,</text:p>
          </table:table-cell>
          <table:table-cell office:value-type="string" table:style-name="ce10">
            <text:p>itm_bb_complet_plates_r,itm_bb_complet_plates_rlyon,</text:p>
          </table:table-cell>
          <table:table-cell office:value-type="string" table:style-name="ce10">
            <text:p>itm_hourglass_gauntlets_ornate,itm_hourglass_gauntlets_ornate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redwhite,itm_great_lanceredyellow,itm_bayeux,itm_bastard_sword_b,itm_one_handed_war_axe_a,itm_1mace,</text:p>
          </table:table-cell>
          <table:table-cell office:value-type="string" table:style-name="ce10">
            <text:p>itm_tab_shield_heater_cav_a,itm_tab_shield_kite_cav_a,itm_battle_shieldedwardiii,itm_tab_shield_heater_cav_a,</text:p>
          </table:table-cell>
          <table:table-cell office:value-type="string" table:style-name="ce10">
            <text:p>itm_warhorse3lions,itm_warhorseredwhite,itm_warhorseredyellow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3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vaegir_knight&quot;,&quot;English_Knight&quot;,&quot;English_Knights&quot;,tf_mounted|tf_guarantee_boots|tf_guarantee_armor|tf_guarantee_helmet|tf_guarantee_gloves|tf_guarantee_horse|tf_guarantee_shield|tf_english,0,0,fac_neutral,[itm_bb_greathelm_rp,itm_bb_chivalhelm_vp,itm_greatbascinet1,itm_bb_complet_plates_r,itm_bb_complet_plates_rlyon,itm_hourglass_gauntlets_ornate,itm_hourglass_gauntlets_ornate,itm_shynbaulds,itm_steel_greaves,itm_great_lanceredwhite,itm_great_lanceredyellow,itm_bayeux,itm_bastard_sword_b,itm_one_handed_war_axe_a,itm_1mace,itm_tab_shield_heater_cav_a,itm_tab_shield_kite_cav_a,itm_battle_shieldedwardiii,itm_tab_shield_heater_cav_a,itm_warhorse3lions,itm_warhorseredwhite,itm_warhorseredyellow,],def_attrib3,wp(135),knows_warrior_veteran,vaegir_face_younger_1,vaegir_face_old_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5">
            <text:p>["vaegir_knight","English_Knight","English_Knights",tf_mounted|tf_guarantee_boots|tf_guarantee_armor|tf_guarantee_helmet|tf_guarantee_gloves|tf_guarantee_horse|tf_guarantee_shield|tf_english,0,0,fac_neutral,[itm_bb_greathelm_rp,itm_bb_chivalhelm_vp,itm_greatbascinet1,itm_bb_complet_plates_r,itm_bb_complet_plates_rlyon,itm_hourglass_gauntlets_ornate,itm_hourglass_gauntlets_ornate,itm_shynbaulds,itm_steel_greaves,itm_great_lanceredwhite,itm_great_lanceredyellow,itm_bayeux,itm_bastard_sword_b,itm_one_handed_war_axe_a,itm_1mace,itm_tab_shield_heater_cav_a,itm_tab_shield_kite_cav_a,itm_battle_shieldedwardiii,itm_tab_shield_heater_cav_a,itm_warhorse3lions,itm_warhorseredwhite,itm_warhorseredyellow,],def_attrib3,wp(135),knows_warrior_veteran,vaegir_face_younger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dismounted_knight</text:p>
          </table:table-cell>
          <table:table-cell office:value-type="string" table:style-name="ce6">
            <text:p>English_Dismounted_Knight</text:p>
          </table:table-cell>
          <table:table-cell office:value-type="string" table:style-name="ce6">
            <text:p>English_Dismounted_Knight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chivalhelm_vp,itm_bb_greathelm_rp,itm_greathelm1,itm_greatbascinet1,</text:p>
          </table:table-cell>
          <table:table-cell office:value-type="string" table:style-name="ce10">
            <text:p>itm_bb_complet_plates_r,itm_bb_complet_plates_rlyon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2hammer,itm_bastard_sword_a,itm_bayeux,itm_one_handed_war_axe_a,itm_one_handed_battle_axe_c,itm_4mace,</text:p>
          </table:table-cell>
          <table:table-cell office:value-type="string" table:style-name="ce10">
            <text:p>itm_battle_shieldedwardiii,itm_tab_shield_kite_cav_a,itm_tab_shield_kite_c,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english_dismounted_knight&quot;,&quot;English_Dismounted_Knight&quot;,&quot;English_Dismounted_Knights&quot;,tf_guarantee_boots|tf_guarantee_armor|tf_guarantee_helmet|tf_guarantee_gloves|tf_guarantee_shield|tf_english,0,0,fac_neutral,[itm_bb_chivalhelm_vp,itm_bb_greathelm_rp,itm_greathelm1,itm_greatbascinet1,itm_bb_complet_plates_r,itm_bb_complet_plates_rlyon,itm_hourglass_gauntlets,itm_hourglass_gauntlets,itm_shynbaulds,itm_steel_greaves,itm_2hammer,itm_bastard_sword_a,itm_bayeux,itm_one_handed_war_axe_a,itm_one_handed_battle_axe_c,itm_4mace,itm_battle_shieldedwardiii,itm_tab_shield_kite_cav_a,itm_tab_shield_kite_c,itm_tab_shield_heater_a,itm_tab_shield_heater_a,],def_attrib3,wp(125),knows_warrior_veteran,vaegir_face_middle_2,vaegir_face_older_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5">
            <text:p>["english_dismounted_knight","English_Dismounted_Knight","English_Dismounted_Knights",tf_guarantee_boots|tf_guarantee_armor|tf_guarantee_helmet|tf_guarantee_gloves|tf_guarantee_shield|tf_english,0,0,fac_neutral,[itm_bb_chivalhelm_vp,itm_bb_greathelm_rp,itm_greathelm1,itm_greatbascinet1,itm_bb_complet_plates_r,itm_bb_complet_plates_rlyon,itm_hourglass_gauntlets,itm_hourglass_gauntlets,itm_shynbaulds,itm_steel_greaves,itm_2hammer,itm_bastard_sword_a,itm_bayeux,itm_one_handed_war_axe_a,itm_one_handed_battle_axe_c,itm_4mace,itm_battle_shieldedwardiii,itm_tab_shield_kite_cav_a,itm_tab_shield_kite_c,itm_tab_shield_heater_a,itm_tab_shield_heater_a,],def_attrib3,wp(125),knows_warrior_veteran,vaegir_face_middle_2,vaegir_face_older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28]+[.F29]+[.F30]+[.F31]+[.F32]+[.F3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Burgandy</text:p>
          </table:table-cell>
          <table:table-cell table:number-columns-repeated="19" table:style-name="ce5"/>
          <table:table-cell office:value-type="string" office:string-value="#Burgandy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5">
            <text:p>#Burgandy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recruit</text:p>
          </table:table-cell>
          <table:table-cell office:value-type="string" table:style-name="ce6">
            <text:p>Recrue_Bourguignonne</text:p>
          </table:table-cell>
          <table:table-cell office:value-type="string" table:style-name="ce6">
            <text:p>Recrues_Bourguignonne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coarse_tunic,itm_shirt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pitch_fork,itm_boar_spear,itm_scythe,</text:p>
          </table:table-cell>
          <table:table-cell office:value-type="string" table:style-name="ce10">
            <text:p>itm_hammer,itm_pickaxe,itm_cleaver,itm_knife,itm_butchering_knife,itm_hatchet,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ourg_recruit&quot;,&quot;Recrue_Bourguignonne&quot;,&quot;Recrues_Bourguignonnes&quot;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5">
            <text:p>["bourg_recruit","Recrue_Bourguignonne","Recrues_Bourguignonnes"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veteran</text:p>
          </table:table-cell>
          <table:table-cell office:value-type="string" table:style-name="ce6">
            <text:p>Veteran_Bourguignon</text:p>
          </table:table-cell>
          <table:table-cell office:value-type="string" table:style-name="ce6">
            <text:p>Veteran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ragged_outfi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squire,itm_laird,itm_caithness,itm_fighting_axe,itm_one_handed_battle_axe_a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veteran&quot;,&quot;Veteran_Bourguignon&quot;,&quot;Veteran_Bourguignons&quot;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5">
            <text:p>["bourg_veteran","Veteran_Bourguignon","Veteran_Bourguignons"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pearman</text:p>
          </table:table-cell>
          <table:table-cell office:value-type="string" table:style-name="ce6">
            <text:p>Vougier_Bourguignon</text:p>
          </table:table-cell>
          <table:table-cell office:value-type="string" table:style-name="ce6">
            <text:p>Vougiers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itm_mail_coif,</text:p>
          </table:table-cell>
          <table:table-cell office:value-type="string" table:style-name="ce10">
            <text:p>itm_leather_ves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ourg_spearman&quot;,&quot;Vougier_Bourguignon&quot;,&quot;Vougiers_Bourguignons&quot;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5">
            <text:p>["bourg_spearman","Vougier_Bourguignon","Vougiers_Bourguignons"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ikeman</text:p>
          </table:table-cell>
          <table:table-cell office:value-type="string" table:style-name="ce6">
            <text:p>Piquier long Bourguignons</text:p>
          </table:table-cell>
          <table:table-cell office:value-type="string" table:style-name="ce6">
            <text:p>Piquiers long 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voulge_long,itm_voulge_long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pikeman&quot;,&quot;Piquier long Bourguignons&quot;,&quot;Piquiers long Bourguignons&quot;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5">
            <text:p>["bourg_pikeman","Piquier long Bourguignons","Piquiers long Bourguignons"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alberdier</text:p>
          </table:table-cell>
          <table:table-cell office:value-type="string" table:style-name="ce6">
            <text:p>Hallbardier_Bourguignon</text:p>
          </table:table-cell>
          <table:table-cell office:value-type="string" table:style-name="ce6">
            <text:p>Hallbardiers_Bourguignons</text:p>
          </table:table-cell>
          <table:table-cell office:value-type="string" table:style-name="ce7">
            <text:p>tf_guarantee_boots|tf_guarantee_armor|tf_guarantee_helmet|tf_guarantee_gloves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chapel_de_fer,itm_visored_sallet,itm_guard_helmet,</text:p>
          </table:table-cell>
          <table:table-cell office:value-type="string" table:style-name="ce10">
            <text:p>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2halberd,itm_6halberd,itm_lui_smallhallberd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halberdier&quot;,&quot;Hallbardier_Bourguignon&quot;,&quot;Hallbardiers_Bourguignons&quot;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5">
            <text:p>["bourg_halberdier","Hallbardier_Bourguignon","Hallbardiers_Bourguignons"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footman</text:p>
          </table:table-cell>
          <table:table-cell office:value-type="string" table:style-name="ce6">
            <text:p>Millicien_bourguignon</text:p>
          </table:table-cell>
          <table:table-cell office:value-type="string" table:style-name="ce6">
            <text:p>Milliciens_bourguignon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vest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1mace,itm_1club,itm_1hammer,itm_2hammer,itm_fighting_pick,itm_gaddhjalt,itm_battle_fork,itm_spear,itm_iron_staff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ourg_footman&quot;,&quot;Millicien_bourguignon&quot;,&quot;Milliciens_bourguignons&quot;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5">
            <text:p>["bourg_footman","Millicien_bourguignon","Milliciens_bourguignons"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infantry</text:p>
          </table:table-cell>
          <table:table-cell office:value-type="string" table:style-name="ce6">
            <text:p>Infanterie lourde bourguignone</text:p>
          </table:table-cell>
          <table:table-cell office:value-type="string" table:style-name="ce6">
            <text:p>Infanteries lourdes bourguignones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nasal_helmet,itm_kettlehat1_painted,itm_open_sallet_coif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one_handed_battle_axe_a,itm_templar,itm_one_handed_battle_axe_b,itm_hospitaller,itm_lui_knightaxeoneh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infantry&quot;,&quot;Infanterie lourde bourguignone&quot;,&quot;Infanteries lourdes bourguignones&quot;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5">
            <text:p>["bourg_infantry","Infanterie lourde bourguignone","Infanteries lourdes bourguignones"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guard</text:p>
          </table:table-cell>
          <table:table-cell office:value-type="string" table:style-name="ce6">
            <text:p>Garde_Bourguignon</text:p>
          </table:table-cell>
          <table:table-cell office:value-type="string" table:style-name="ce6">
            <text:p>Gardes_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helm1,itm_great_helmet,</text:p>
          </table:table-cell>
          <table:table-cell office:value-type="string" table:style-name="ce10">
            <text:p>itm_bb_complet_plates_bourg,itm_bb_complet_plates_bourg,itm_bb_complet_plates_bourg,itm_churburg_13_mail,</text:p>
          </table:table-cell>
          <table:table-cell office:value-type="string" table:style-name="ce10">
            <text:p>itm_hourglass_gauntlets_ornate,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bastard_sword_a,itm_one_handed_war_axe_a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ourg_guard&quot;,&quot;Garde_Bourguignon&quot;,&quot;Gardes_Bourguignons&quot;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5">
            <text:p>["bourg_guard","Garde_Bourguignon","Gardes_Bourguignons"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ergent</text:p>
          </table:table-cell>
          <table:table-cell office:value-type="string" table:style-name="ce6">
            <text:p>Garde du Duc</text:p>
          </table:table-cell>
          <table:table-cell office:value-type="string" table:style-name="ce6">
            <text:p>Gardes du Duc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bascinet1,</text:p>
          </table:table-cell>
          <table:table-cell office:value-type="string" table:style-name="ce10">
            <text:p>itm_bb_complet_plates_bourg,itm_churburg_13_mail,</text:p>
          </table:table-cell>
          <table:table-cell office:value-type="string" table:style-name="ce10">
            <text:p>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rdiche,itm_great_bardiche,itm_long_axe_c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sergent&quot;,&quot;Garde du Duc&quot;,&quot;Gardes du Duc&quot;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5">
            <text:p>["bourg_sergent","Garde du Duc","Gardes du Duc"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Ranged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Ranged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kirmisher</text:p>
          </table:table-cell>
          <table:table-cell office:value-type="string" table:style-name="ce6">
            <text:p>Archer_paysan_Borguignon</text:p>
          </table:table-cell>
          <table:table-cell office:value-type="string" table:style-name="ce6">
            <text:p>Archers_paysans_Bo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shirt,itm_coarse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skirmisher&quot;,&quot;Archer_paysan_Borguignon&quot;,&quot;Archers_paysans_Borguignons&quot;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5">
            <text:p>["bourg_skirmisher","Archer_paysan_Borguignon","Archers_paysans_Borguignons"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easant_crossbowman</text:p>
          </table:table-cell>
          <table:table-cell office:value-type="string" table:style-name="ce6">
            <text:p>Arbalitier_Bourguignon</text:p>
          </table:table-cell>
          <table:table-cell office:value-type="string" table:style-name="ce6">
            <text:p>Arbalitiers_Bourguignons</text:p>
          </table:table-cell>
          <table:table-cell office:value-type="string" table:style-name="ce7">
            <text:p>tf_guarantee_boots|tf_guarantee_armor|tf_guarantee_helmet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padded_cloth,itm_gambes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ourg_peasant_crossbowman&quot;,&quot;Arbalitier_Bourguignon&quot;,&quot;Arbalitiers_Bourguignons&quot;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5">
            <text:p>["bourg_peasant_crossbowman","Arbalitier_Bourguignon","Arbalitiers_Bourguignons"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archer</text:p>
          </table:table-cell>
          <table:table-cell office:value-type="string" table:style-name="ce6">
            <text:p>Archer_Bourguignon</text:p>
          </table:table-cell>
          <table:table-cell office:value-type="string" table:style-name="ce6">
            <text:p>Archers_Bou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mail_hauberk,itm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b_small,itm_one_handed_battle_axe_a,itm_sword_medieval_c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archer&quot;,&quot;Archer_Bourguignon&quot;,&quot;Archers_Bourguignons&quot;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5">
            <text:p>["bourg_archer","Archer_Bourguignon","Archers_Bourguignons"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marksman</text:p>
          </table:table-cell>
          <table:table-cell office:value-type="string" table:style-name="ce6">
            <text:p>Archer_lourd_Bourguignon</text:p>
          </table:table-cell>
          <table:table-cell office:value-type="string" table:style-name="ce6">
            <text:p>Archers_lourds_Bourguignons</text:p>
          </table:table-cell>
          <table:table-cell office:value-type="string" table:style-name="ce7">
            <text:p>tf_guarantee_boots|tf_guarantee_armor|tf_guarantee_helmet|tf_guarantee_shield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open_sallet,</text:p>
          </table:table-cell>
          <table:table-cell office:value-type="string" table:style-name="ce10">
            <text:p>itm_surcoat_over_mail_brg1,itm_surcoat_over_mail_brg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marksman&quot;,&quot;Archer_lourd_Bourguignon&quot;,&quot;Archers_lourds_Bourguignons&quot;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5">
            <text:p>["bourg_marksman","Archer_lourd_Bourguignon","Archers_lourds_Bourguignons"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Burgandy Noble Line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Burgandy Noble Line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5">
            <text:p>#Burgandy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orseman</text:p>
          </table:table-cell>
          <table:table-cell office:value-type="string" table:style-name="ce6">
            <text:p>Ecuyer_Bourguignon</text:p>
          </table:table-cell>
          <table:table-cell office:value-type="string" table:style-name="ce6">
            <text:p>Ecuyers_Bourguignons</text:p>
          </table:table-cell>
          <table:table-cell office:value-type="string" table:style-name="ce7">
            <text:p>tf_mounted|tf_guarantee_boots|tf_guarantee_armor|tf_guarantee_helmet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niontop_bascinet,itm_visored_sallet,itm_visored_sallet_coif,</text:p>
          </table:table-cell>
          <table:table-cell office:value-type="string" table:style-name="ce10">
            <text:p>itm_surcoat_over_mail_brg1,itm_surcoat_over_mail_brg1,</text:p>
          </table:table-cell>
          <table:table-cell office:value-type="string" table:style-name="ce10">
            <text:p>itm_mail_mittens,itm_mail_gauntlets,</text:p>
          </table:table-cell>
          <table:table-cell office:value-type="string" table:style-name="ce10">
            <text:p>itm_splinted_greaves_spurs,itm_mail_boots,</text:p>
          </table:table-cell>
          <table:table-cell office:value-type="string" table:style-name="ce10">
            <text:p>itm_templar,itm_bayeux,itm_hospitaller,itm_mercenary,itm_regent,</text:p>
          </table:table-cell>
          <table:table-cell office:value-type="string" table:style-name="ce10">
            <text:p>itm_tab_shield_kite_cav_a,itm_tab_shield_kite_cav_b,</text:p>
          </table:table-cell>
          <table:table-cell office:value-type="string" table:style-name="ce10">
            <text:p>itm_hunter_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ourg_horseman&quot;,&quot;Ecuyer_Bourguignon&quot;,&quot;Ecuyers_Bourguignons&quot;,tf_mounted|tf_guarantee_boots|tf_guarantee_armor|tf_guarantee_helmet|tf_guarantee_horse|tf_guarantee_shield|tf_bourgignon,0,0,fac_neutral,[itm_oniontop_bascinet,itm_visored_sallet,itm_visored_sallet_coif,itm_surcoat_over_mail_brg1,itm_surcoat_over_mail_brg1,itm_mail_mittens,itm_mail_gauntlets,itm_splinted_greaves_spurs,itm_mail_boots,itm_templar,itm_bayeux,itm_hospitaller,itm_mercenary,itm_regent,itm_tab_shield_kite_cav_a,itm_tab_shield_kite_cav_b,itm_hunter_e,],def_attrib2_b,wp(90),knows_warrior_normal,vaegir_face_young_2,vaegir_face_middle_2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5">
            <text:p>["bourg_horseman","Ecuyer_Bourguignon","Ecuyers_Bourguignons",tf_mounted|tf_guarantee_boots|tf_guarantee_armor|tf_guarantee_helmet|tf_guarantee_horse|tf_guarantee_shield|tf_bourgignon,0,0,fac_neutral,[itm_oniontop_bascinet,itm_visored_sallet,itm_visored_sallet_coif,itm_surcoat_over_mail_brg1,itm_surcoat_over_mail_brg1,itm_mail_mittens,itm_mail_gauntlets,itm_splinted_greaves_spurs,itm_mail_boots,itm_templar,itm_bayeux,itm_hospitaller,itm_mercenary,itm_regent,itm_tab_shield_kite_cav_a,itm_tab_shield_kite_cav_b,itm_hunter_e,],def_attrib2_b,wp(90),knows_warrior_normal,vaegir_face_young_2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knight</text:p>
          </table:table-cell>
          <table:table-cell office:value-type="string" table:style-name="ce6">
            <text:p>Chevalier_de_Bourgogne</text:p>
          </table:table-cell>
          <table:table-cell office:value-type="string" table:style-name="ce6">
            <text:p>Chevaliers_de_Bourgogne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hounskull,</text:p>
          </table:table-cell>
          <table:table-cell office:value-type="string" table:style-name="ce10">
            <text:p>itm_bb_complet_plates_bourg,itm_churburg_13_mail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plinted_greaves_spurs,itm_shynbaulds,</text:p>
          </table:table-cell>
          <table:table-cell office:value-type="string" table:style-name="ce10">
            <text:p>itm_lance_e2,itm_lance_e1,itm_lance_e3,itm_bayeux,itm_hospitaller,itm_senlac,itm_2polehammer,itm_morningstar,itm_knight,itm_sovereign,itm_sempach,itm_talhoffer,itm_baron,itm_crecy,itm_4hammer,</text:p>
          </table:table-cell>
          <table:table-cell office:value-type="string" table:style-name="ce10">
            <text:p>itm_tab_shield_kite_cav_b,itm_tab_shield_kite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knight&quot;,&quot;Chevalier_de_Bourgogne&quot;,&quot;Chevaliers_de_Bourgogne&quot;,tf_mounted|tf_guarantee_boots|tf_guarantee_armor|tf_guarantee_helmet|tf_guarantee_gloves|tf_guarantee_horse|tf_guarantee_shield|tf_bourgignon,0,0,fac_neutral,[itm_bb_hounskull_yp,itm_hounskull,itm_bb_complet_plates_bourg,itm_churburg_13_mail,itm_hourglass_gauntlets_ornate,itm_hourglass_gauntlets,itm_splinted_greaves_spurs,itm_shynbaulds,itm_lance_e2,itm_lance_e1,itm_lance_e3,itm_bayeux,itm_hospitaller,itm_senlac,itm_2polehammer,itm_morningstar,itm_knight,itm_sovereign,itm_sempach,itm_talhoffer,itm_baron,itm_crecy,itm_4hammer,itm_tab_shield_kite_cav_b,itm_tab_shield_kite_cav_a,itm_warhorse,],def_attrib3,wp(115),knows_warrior_veteran,vaegir_face_middle_2,vaegir_face_older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5">
            <text:p>["bourg_knight","Chevalier_de_Bourgogne","Chevaliers_de_Bourgogne",tf_mounted|tf_guarantee_boots|tf_guarantee_armor|tf_guarantee_helmet|tf_guarantee_gloves|tf_guarantee_horse|tf_guarantee_shield|tf_bourgignon,0,0,fac_neutral,[itm_bb_hounskull_yp,itm_hounskull,itm_bb_complet_plates_bourg,itm_churburg_13_mail,itm_hourglass_gauntlets_ornate,itm_hourglass_gauntlets,itm_splinted_greaves_spurs,itm_shynbaulds,itm_lance_e2,itm_lance_e1,itm_lance_e3,itm_bayeux,itm_hospitaller,itm_senlac,itm_2polehammer,itm_morningstar,itm_knight,itm_sovereign,itm_sempach,itm_talhoffer,itm_baron,itm_crecy,itm_4hammer,itm_tab_shield_kite_cav_b,itm_tab_shield_kite_cav_a,itm_warhorse,],def_attrib3,wp(11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dismounted_knight</text:p>
          </table:table-cell>
          <table:table-cell office:value-type="string" table:style-name="ce6">
            <text:p>Chevalier_Bourguignon_a_pied</text:p>
          </table:table-cell>
          <table:table-cell office:value-type="string" table:style-name="ce6">
            <text:p>Chevaliers_Bourguignons_a_pied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greathelm1,itm_sugarloaf,itm_klappvisier,itm_klappvisier,</text:p>
          </table:table-cell>
          <table:table-cell office:value-type="string" table:style-name="ce10">
            <text:p>itm_bb_complet_plates_bourg,itm_churburg_13_mai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itm_shynbaulds,</text:p>
          </table:table-cell>
          <table:table-cell office:value-type="string" table:style-name="ce10">
            <text:p>itm_lui_smallhallberdb,itm_lui_smallhallberda,itm_1polehammer,itm_jam_scorpion,itm_bec_de_corbin,itm_poleaxe_2,itm_lucern_hammer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dismounted_knight&quot;,&quot;Chevalier_Bourguignon_a_pied&quot;,&quot;Chevaliers_Bourguignons_a_pied&quot;,tf_guarantee_boots|tf_guarantee_armor|tf_guarantee_helmet|tf_guarantee_gloves|tf_guarantee_shield|tf_bourgignon,0,0,fac_neutral,[itm_pigface_klappvisor,itm_greathelm1,itm_sugarloaf,itm_klappvisier,itm_klappvisier,itm_bb_complet_plates_bourg,itm_churburg_13_mail,itm_hourglass_gauntlets_ornate,itm_steel_greaves,itm_shynbaulds,itm_lui_smallhallberdb,itm_lui_smallhallberda,itm_1polehammer,itm_jam_scorpion,itm_bec_de_corbin,itm_poleaxe_2,itm_lucern_hammer,],def_attrib3,wp(125),knows_warrior_veteran,vaegir_face_young_1,vaegir_face_older_2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5">
            <text:p>["bourg_dismounted_knight","Chevalier_Bourguignon_a_pied","Chevaliers_Bourguignons_a_pied",tf_guarantee_boots|tf_guarantee_armor|tf_guarantee_helmet|tf_guarantee_gloves|tf_guarantee_shield|tf_bourgignon,0,0,fac_neutral,[itm_pigface_klappvisor,itm_greathelm1,itm_sugarloaf,itm_klappvisier,itm_klappvisier,itm_bb_complet_plates_bourg,itm_churburg_13_mail,itm_hourglass_gauntlets_ornate,itm_steel_greaves,itm_shynbaulds,itm_lui_smallhallberdb,itm_lui_smallhallberda,itm_1polehammer,itm_jam_scorpion,itm_bec_de_corbin,itm_poleaxe_2,itm_lucern_hammer,],def_attrib3,wp(125),knows_warrior_veteran,vaegir_face_young_1,vaegir_face_older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48]+[.F49]+[.F50]+[.F51]+[.F52]+[.F5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Breton</text:p>
          </table:table-cell>
          <table:table-cell table:number-columns-repeated="19" table:style-name="ce5"/>
          <table:table-cell office:value-type="string" office:string-value="#Breton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5">
            <text:p>#Breto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recruit</text:p>
          </table:table-cell>
          <table:table-cell office:value-type="string" table:style-name="ce6">
            <text:p>Recrue_Bretonne</text:p>
          </table:table-cell>
          <table:table-cell office:value-type="string" table:style-name="ce6">
            <text:p>Recrues_Bretonn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breton_peasant_man,itm_breton_peasant_man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hammer,itm_pickaxe,itm_cleaver,itm_knife,itm_butchering_knife,itm_hatchet,itm_pitch_fork,itm_boar_spear,itm_scythe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reton_recruit&quot;,&quot;Recrue_Bretonne&quot;,&quot;Recrues_Bretonnes&quot;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5">
            <text:p>["breton_recruit","Recrue_Bretonne","Recrues_Bretonnes"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veteran</text:p>
          </table:table-cell>
          <table:table-cell office:value-type="string" table:style-name="ce6">
            <text:p>Fantassin Breton</text:p>
          </table:table-cell>
          <table:table-cell office:value-type="string" table:style-name="ce6">
            <text:p>Fantassin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chapel_de_fer,itm_mail_coif_full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splinted_greaves_nospurs,itm_mail_boots,</text:p>
          </table:table-cell>
          <table:table-cell office:value-type="string" table:style-name="ce10">
            <text:p>itm_caithness,itm_squire,itm_laird,itm_caithness,itm_fighting_axe,itm_one_handed_battle_axe_a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veteran&quot;,&quot;Fantassin Breton&quot;,&quot;Fantassins Bretons&quot;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5">
            <text:p>["breton_veteran","Fantassin Breton","Fantassins Bretons"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pearman</text:p>
          </table:table-cell>
          <table:table-cell office:value-type="string" table:style-name="ce6">
            <text:p>Piquier Breton</text:p>
          </table:table-cell>
          <table:table-cell office:value-type="string" table:style-name="ce6">
            <text:p>Piquier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breton_mail_and_plate,itm_leather_vest,itm_breton_mail_and_plate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spearman&quot;,&quot;Piquier Breton&quot;,&quot;Piquiers Bretons&quot;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5">
            <text:p>["breton_spearman","Piquier Breton","Piquiers Bretons"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ikeman</text:p>
          </table:table-cell>
          <table:table-cell office:value-type="string" table:style-name="ce6">
            <text:p>Coutillier Breton</text:p>
          </table:table-cell>
          <table:table-cell office:value-type="string" table:style-name="ce6">
            <text:p>Coutillier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nasal_helmet,itm_chapel_de_fer,itm_klappvisie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2glaive,itm_3glaive,itm_6halberd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pikeman&quot;,&quot;Coutillier Breton&quot;,&quot;Coutilliers Bretons&quot;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5">
            <text:p>["breton_pikeman","Coutillier Breton","Coutilliers Bretons"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alberdier</text:p>
          </table:table-cell>
          <table:table-cell office:value-type="string" table:style-name="ce6">
            <text:p>Fauchard Breton</text:p>
          </table:table-cell>
          <table:table-cell office:value-type="string" table:style-name="ce6">
            <text:p>Fauchard Breton</text:p>
          </table:table-cell>
          <table:table-cell office:value-type="string" table:style-name="ce7">
            <text:p>tf_guarantee_boots|tf_guarantee_armor|tf_guarantee_helmet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greathelm_bp,itm_klappvisier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bill,itm_fauchard_fork_2,itm_voulge_1,itm_voulge_3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halberdier&quot;,&quot;Fauchard Breton&quot;,&quot;Fauchard Breton&quot;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5">
            <text:p>["breton_halberdier","Fauchard Breton","Fauchard Breton"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footman</text:p>
          </table:table-cell>
          <table:table-cell office:value-type="string" table:style-name="ce6">
            <text:p>Millicien_Breton</text:p>
          </table:table-cell>
          <table:table-cell office:value-type="string" table:style-name="ce6">
            <text:p>Milliciens_Breto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_full,itm_skullcap,</text:p>
          </table:table-cell>
          <table:table-cell office:value-type="string" table:style-name="ce10">
            <text:p>itm_breton_mail_and_plate,itm_leather_vest,itm_breton_mail_and_plate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agincourt,itm_1mace,itm_1club,itm_1hammer,itm_2hammer,itm_gaddhjalt,itm_battle_fork,itm_spear,itm_iron_staff,itm_agincourt,</text:p>
          </table:table-cell>
          <table:table-cell office:value-type="string" table:style-name="ce10">
            <text:p>itm_tab_shield_round_b,itm_tab_shield_round_c,itm_tab_shield_round_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reton_footman&quot;,&quot;Millicien_Breton&quot;,&quot;Milliciens_Bretons&quot;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5">
            <text:p>["breton_footman","Millicien_Breton","Milliciens_Bretons"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guard</text:p>
          </table:table-cell>
          <table:table-cell office:value-type="string" table:style-name="ce6">
            <text:p>Fantassin lourd Breton</text:p>
          </table:table-cell>
          <table:table-cell office:value-type="string" table:style-name="ce6">
            <text:p>Fantassins lourd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reton_guard&quot;,&quot;Fantassin lourd Breton&quot;,&quot;Fantassins lourds Bretons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5">
            <text:p>["breton_guard","Fantassin lourd Breton","Fantassins lourds Bretons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infantry</text:p>
          </table:table-cell>
          <table:table-cell office:value-type="string" table:style-name="ce6">
            <text:p>Epeiste Breton</text:p>
          </table:table-cell>
          <table:table-cell office:value-type="string" table:style-name="ce6">
            <text:p>Epeiste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itm_pigface_klappviso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hourglass_gauntlets,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baron,itm_duke,itm_count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infantry&quot;,&quot;Epeiste Breton&quot;,&quot;Epeistes Bretons&quot;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5">
            <text:p>["breton_infantry","Epeiste Breton","Epeistes Bretons"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ergent</text:p>
          </table:table-cell>
          <table:table-cell office:value-type="string" table:style-name="ce6">
            <text:p>Sergent Breton</text:p>
          </table:table-cell>
          <table:table-cell office:value-type="string" table:style-name="ce6">
            <text:p>Sergent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2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hynbaulds,itm_steel_greaves,itm_plate_mittens,</text:p>
          </table:table-cell>
          <table:table-cell office:value-type="string" table:style-name="ce10">
            <text:p>itm_baron,itm_count,itm_duke,itm_duke,itm_duke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sergent&quot;,&quot;Sergent Breton&quot;,&quot;Sergents Bretons&quot;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5">
            <text:p>["breton_sergent","Sergent Breton","Sergents Bretons"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Ranged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Ranged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kirmisher</text:p>
          </table:table-cell>
          <table:table-cell office:value-type="string" table:style-name="ce6">
            <text:p>Archer_paysan_Breton</text:p>
          </table:table-cell>
          <table:table-cell office:value-type="string" table:style-name="ce6">
            <text:p>Archers_paysan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breton_peasant_man,itm_coarse_tunic,itm_breton_peasant_man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skirmisher&quot;,&quot;Archer_paysan_Breton&quot;,&quot;Archers_paysans_Bretons&quot;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5">
            <text:p>["breton_skirmisher","Archer_paysan_Breton","Archers_paysans_Bretons"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easant_crossbowman</text:p>
          </table:table-cell>
          <table:table-cell office:value-type="string" table:style-name="ce6">
            <text:p>Archer Breton lourd</text:p>
          </table:table-cell>
          <table:table-cell office:value-type="string" table:style-name="ce6">
            <text:p>Archers Bretons lourd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breton_peasant_man,itm_padded_cloth,itm_breton_peasant_man,</text:p>
          </table:table-cell>
          <table:table-cell table:style-name="ce10"/>
          <table:table-cell office:value-type="string" table:style-name="ce10">
            <text:p>itm_splinted_greaves_nospurs,itm_leather_gloves,</text:p>
          </table:table-cell>
          <table:table-cell office:value-type="string" table:style-name="ce10">
            <text:p>itm_short_bow,itm_short_bow,itm_arrows,itm_arrows,</text:p>
          </table:table-cell>
          <table:table-cell office:value-type="string" table:style-name="ce10">
            <text:p>itm_agincourt,itm_mace_4,itm_mace_3,itm_gaddhjalt,itm_gaddhjalt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reton_peasant_crossbowman&quot;,&quot;Archer Breton lourd&quot;,&quot;Archers Bretons lourds&quot;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5">
            <text:p>["breton_peasant_crossbowman","Archer Breton lourd","Archers Bretons lourds"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archer</text:p>
          </table:table-cell>
          <table:table-cell office:value-type="string" table:style-name="ce6">
            <text:p>Archer_Breton</text:p>
          </table:table-cell>
          <table:table-cell office:value-type="string" table:style-name="ce6">
            <text:p>Archer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breton_mail_and_plate,itm_breton_mail_and_plat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caithness,itm_one_handed_battle_axe_a,itm_sword_medieval_c_small,itm_agincourt,itm_bayeux,itm_caithness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archer&quot;,&quot;Archer_Breton&quot;,&quot;Archers_Bretons&quot;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5">
            <text:p>["breton_archer","Archer_Breton","Archers_Bretons"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marksman</text:p>
          </table:table-cell>
          <table:table-cell office:value-type="string" table:style-name="ce6">
            <text:p>Franc Archer Breton</text:p>
          </table:table-cell>
          <table:table-cell office:value-type="string" table:style-name="ce6">
            <text:p>Francs Archers Breton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breton_surcoat_over_mail,itm_breton_surcoat_over_mail,itm_heraldric_shieldblue3lys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marksman&quot;,&quot;Franc Archer Breton&quot;,&quot;Francs Archers Bretons&quot;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5">
            <text:p>["breton_marksman","Franc Archer Breton","Francs Archers Bretons"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Breton Noble Line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Breton Noble Line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5">
            <text:p>#Breton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orseman</text:p>
          </table:table-cell>
          <table:table-cell office:value-type="string" table:style-name="ce6">
            <text:p>Ecuyer_Breton</text:p>
          </table:table-cell>
          <table:table-cell office:value-type="string" table:style-name="ce6">
            <text:p>Ecuyers_Breton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visored_sallet,itm_visored_sallet_coif,</text:p>
          </table:table-cell>
          <table:table-cell office:value-type="string" table:style-name="ce10">
            <text:p>itm_early_transitional_heraldic,itm_early_transitional_heraldic,</text:p>
          </table:table-cell>
          <table:table-cell office:value-type="string" table:style-name="ce10">
            <text:p>itm_mail_mittens,itm_mail_gauntlets,</text:p>
          </table:table-cell>
          <table:table-cell office:value-type="string" table:style-name="ce10">
            <text:p>itm_splinted_greaves_nospurs,itm_mail_boots,</text:p>
          </table:table-cell>
          <table:table-cell office:value-type="string" table:style-name="ce10">
            <text:p>itm_templar,itm_bayeux,itm_hospitaller,itm_mercenary,itm_regent,</text:p>
          </table:table-cell>
          <table:table-cell office:value-type="string" table:style-name="ce10">
            <text:p>itm_tab_shield_kite_cav_a,itm_tab_shield_kite_cav_b,itm_tab_shield_kite_cav_a,</text:p>
          </table:table-cell>
          <table:table-cell office:value-type="string" table:style-name="ce10">
            <text:p>itm_breton_war_horse,itm_breton_war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reton_horseman&quot;,&quot;Ecuyer_Breton&quot;,&quot;Ecuyers_Bretons&quot;,tf_mounted|tf_guarantee_boots|tf_guarantee_armor|tf_guarantee_helmet|tf_guarantee_horse|tf_guarantee_shield,0,0,fac_neutral,[itm_chapel_de_fer,itm_visored_sallet,itm_visored_sallet_coif,itm_early_transitional_heraldic,itm_early_transitional_heraldic,itm_mail_mittens,itm_mail_gauntlets,itm_splinted_greaves_nospurs,itm_mail_boots,itm_templar,itm_bayeux,itm_hospitaller,itm_mercenary,itm_regent,itm_tab_shield_kite_cav_a,itm_tab_shield_kite_cav_b,itm_tab_shield_kite_cav_a,itm_breton_war_horse,itm_breton_war_horse,],def_attrib2_b,wp(90),knows_warrior_normal,vaegir_face_young_2,vaegir_face_middle_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5">
            <text:p>["breton_horseman","Ecuyer_Breton","Ecuyers_Bretons",tf_mounted|tf_guarantee_boots|tf_guarantee_armor|tf_guarantee_helmet|tf_guarantee_horse|tf_guarantee_shield,0,0,fac_neutral,[itm_chapel_de_fer,itm_visored_sallet,itm_visored_sallet_coif,itm_early_transitional_heraldic,itm_early_transitional_heraldic,itm_mail_mittens,itm_mail_gauntlets,itm_splinted_greaves_nospurs,itm_mail_boots,itm_templar,itm_bayeux,itm_hospitaller,itm_mercenary,itm_regent,itm_tab_shield_kite_cav_a,itm_tab_shield_kite_cav_b,itm_tab_shield_kite_cav_a,itm_breton_war_horse,itm_breton_war_horse,],def_attrib2_b,wp(90),knows_warrior_normal,vaegir_face_young_2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knight</text:p>
          </table:table-cell>
          <table:table-cell office:value-type="string" table:style-name="ce6">
            <text:p>Chevalier_de_Bretagne</text:p>
          </table:table-cell>
          <table:table-cell office:value-type="string" table:style-name="ce6">
            <text:p>Chevalier_de_Bretagne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2,itm_bb_armet2,itm_bb_greathelm_bp,</text:p>
          </table:table-cell>
          <table:table-cell office:value-type="string" table:style-name="ce10">
            <text:p>itm_breton_complet_plates,itm_breton_complet_plates,</text:p>
          </table:table-cell>
          <table:table-cell office:value-type="string" table:style-name="ce10">
            <text:p>itm_wisby_gauntlets_black,itm_wisby_gauntlets_black,itm_hourglass_gauntlets,</text:p>
          </table:table-cell>
          <table:table-cell office:value-type="string" table:style-name="ce10">
            <text:p>itm_splinted_greaves_nospurs,itm_shynbaulds,</text:p>
          </table:table-cell>
          <table:table-cell office:value-type="string" table:style-name="ce10">
            <text:p>itm_breton_lance,itm_breton_lance,itm_bayeux,itm_hospitaller,itm_senlac,itm_2polehammer,itm_morningstar,itm_knight,itm_sovereign,itm_sempach,itm_talhoffer,itm_baron,itm_crecy,itm_4hammer,</text:p>
          </table:table-cell>
          <table:table-cell office:value-type="string" table:style-name="ce10">
            <text:p>itm_tab_shield_heater_cav_a,itm_tab_shield_kite_cav_a,itm_battle_shieldedwardiii,itm_tab_shield_heater_cav_a,</text:p>
          </table:table-cell>
          <table:table-cell office:value-type="string" table:style-name="ce10">
            <text:p>itm_breton_warhorse_2,itm_breton_warhorse_2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knight&quot;,&quot;Chevalier_de_Bretagne&quot;,&quot;Chevalier_de_Bretagne&quot;,tf_mounted|tf_guarantee_boots|tf_guarantee_armor|tf_guarantee_helmet|tf_guarantee_gloves|tf_guarantee_horse|tf_guarantee_shield,0,0,fac_neutral,[itm_bb_armet2,itm_bb_armet2,itm_bb_greathelm_bp,itm_breton_complet_plates,itm_breton_complet_plates,itm_wisby_gauntlets_black,itm_wisby_gauntlets_black,itm_hourglass_gauntlets,itm_splinted_greaves_nospurs,itm_shynbaulds,itm_breton_lance,itm_breton_lance,itm_bayeux,itm_hospitaller,itm_senlac,itm_2polehammer,itm_morningstar,itm_knight,itm_sovereign,itm_sempach,itm_talhoffer,itm_baron,itm_crecy,itm_4hammer,itm_tab_shield_heater_cav_a,itm_tab_shield_kite_cav_a,itm_battle_shieldedwardiii,itm_tab_shield_heater_cav_a,itm_breton_warhorse_2,itm_breton_warhorse_2,],def_attrib3,wp(110),knows_warrior_veteran,vaegir_face_middle_2,vaegir_face_older_2],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5">
            <text:p>["breton_knight","Chevalier_de_Bretagne","Chevalier_de_Bretagne",tf_mounted|tf_guarantee_boots|tf_guarantee_armor|tf_guarantee_helmet|tf_guarantee_gloves|tf_guarantee_horse|tf_guarantee_shield,0,0,fac_neutral,[itm_bb_armet2,itm_bb_armet2,itm_bb_greathelm_bp,itm_breton_complet_plates,itm_breton_complet_plates,itm_wisby_gauntlets_black,itm_wisby_gauntlets_black,itm_hourglass_gauntlets,itm_splinted_greaves_nospurs,itm_shynbaulds,itm_breton_lance,itm_breton_lance,itm_bayeux,itm_hospitaller,itm_senlac,itm_2polehammer,itm_morningstar,itm_knight,itm_sovereign,itm_sempach,itm_talhoffer,itm_baron,itm_crecy,itm_4hammer,itm_tab_shield_heater_cav_a,itm_tab_shield_kite_cav_a,itm_battle_shieldedwardiii,itm_tab_shield_heater_cav_a,itm_breton_warhorse_2,itm_breton_warhorse_2,],def_attrib3,wp(110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dismounted_knight</text:p>
          </table:table-cell>
          <table:table-cell office:value-type="string" table:style-name="ce6">
            <text:p>Chevalier_Breton_a_pied</text:p>
          </table:table-cell>
          <table:table-cell office:value-type="string" table:style-name="ce6">
            <text:p>Chevaliers_Bretons_a_pied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2,itm_bb_greathelm_bp,</text:p>
          </table:table-cell>
          <table:table-cell office:value-type="string" table:style-name="ce10">
            <text:p>itm_breton_complet_plates,itm_breton_complet_plates,</text:p>
          </table:table-cell>
          <table:table-cell office:value-type="string" table:style-name="ce10">
            <text:p>itm_hourglass_gauntlets_ornate,itm_wisby_gauntlets_black,itm_wisby_gauntlets_black,</text:p>
          </table:table-cell>
          <table:table-cell office:value-type="string" table:style-name="ce10">
            <text:p>itm_shynbaulds,itm_shynbaulds,itm_steel_greaves,</text:p>
          </table:table-cell>
          <table:table-cell office:value-type="string" table:style-name="ce10">
            <text:p>itm_bardiche_5,itm_bardiche_5,itm_bardiche_3,itm_count,itm_duke,itm_duke,itm_duke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dismounted_knight&quot;,&quot;Chevalier_Breton_a_pied&quot;,&quot;Chevaliers_Bretons_a_pied&quot;,tf_guarantee_boots|tf_guarantee_armor|tf_guarantee_helmet|tf_guarantee_gloves|tf_guarantee_shield,0,0,fac_neutral,[itm_bb_armet2,itm_bb_greathelm_bp,itm_breton_complet_plates,itm_breton_complet_plates,itm_hourglass_gauntlets_ornate,itm_wisby_gauntlets_black,itm_wisby_gauntlets_black,itm_shynbaulds,itm_shynbaulds,itm_steel_greaves,itm_bardiche_5,itm_bardiche_5,itm_bardiche_3,itm_count,itm_duke,itm_duke,itm_duke],def_attrib3,wp(120),knows_warrior_veteran,vaegir_face_young_1,vaegir_face_older_2],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5">
            <text:p>["breton_dismounted_knight","Chevalier_Breton_a_pied","Chevaliers_Bretons_a_pied",tf_guarantee_boots|tf_guarantee_armor|tf_guarantee_helmet|tf_guarantee_gloves|tf_guarantee_shield,0,0,fac_neutral,[itm_bb_armet2,itm_bb_greathelm_bp,itm_breton_complet_plates,itm_breton_complet_plates,itm_hourglass_gauntlets_ornate,itm_wisby_gauntlets_black,itm_wisby_gauntlets_black,itm_shynbaulds,itm_shynbaulds,itm_steel_greaves,itm_bardiche_5,itm_bardiche_5,itm_bardiche_3,itm_count,itm_duke,itm_duke,itm_duke],def_attrib3,wp(120),knows_warrior_veteran,vaegir_face_young_1,vaegir_face_older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68]+[.F69]+[.F70]+[.F71]+[.F72]+[.F7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Crane de Fer</text:p>
          </table:table-cell>
          <table:table-cell table:number-columns-repeated="19" table:style-name="ce5"/>
          <table:table-cell office:value-type="string" office:string-value="#Crane de Fer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5">
            <text:p>#Crane de Fe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sergent</text:p>
          </table:table-cell>
          <table:table-cell office:value-type="string" table:style-name="ce6">
            <text:p>Sergent de la Compagnie des Cranes de Fer</text:p>
          </table:table-cell>
          <table:table-cell office:value-type="string" table:style-name="ce6">
            <text:p>Sergent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sergent&quot;,&quot;Sergent de la Compagnie des Cranes de Fer&quot;,&quot;Sergent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5">
            <text:p>["crane_de_fer_sergent","Sergent de la Compagnie des Cranes de Fer","Sergent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archer</text:p>
          </table:table-cell>
          <table:table-cell office:value-type="string" table:style-name="ce6">
            <text:p>Archer de la Compagnie des Cranes de Fer</text:p>
          </table:table-cell>
          <table:table-cell office:value-type="string" table:style-name="ce6">
            <text:p>Archers de la Compagnie des Cranes de Fer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archer&quot;,&quot;Archer de la Compagnie des Cranes de Fer&quot;,&quot;Archers de la Compagnie des Cranes de Fer&quot;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5">
            <text:p>["crane_de_fer_archer","Archer de la Compagnie des Cranes de Fer","Archers de la Compagnie des Cranes de Fer"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fantassin</text:p>
          </table:table-cell>
          <table:table-cell office:value-type="string" table:style-name="ce6">
            <text:p>Fantassin de la Compagnie des Cranes de Fer</text:p>
          </table:table-cell>
          <table:table-cell office:value-type="string" table:style-name="ce6">
            <text:p>Fantassin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crane_de_fer_fantassin&quot;,&quot;Fantassin de la Compagnie des Cranes de Fer&quot;,&quot;Fantassin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5">
            <text:p>["crane_de_fer_fantassin","Fantassin de la Compagnie des Cranes de Fer","Fantassin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</text:p>
          </table:table-cell>
          <table:table-cell table:number-columns-repeated="16363"/>
        </table:table-row>
        <table:table-row table:style-name="ro1">
          <table:table-cell table:number-columns-repeated="3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5"/>
          <table:table-cell table:number-columns-repeated="16363"/>
        </table:table-row>
        <table:table-row table:style-name="ro1">
          <table:table-cell office:value-type="string" table:style-name="ce37">
            <text:p>Sans Lys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Sans Lys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5">
            <text:p>#Sans Ly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basetroop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s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a01036db6db6db61b6db00000000001db6d30000000000000000</text:p>
          </table:table-cell>
          <table:table-cell office:value-type="string" table:style-name="ce12">
            <text:p>0x000000003600a01036db6db6db61b6db00000000001db6d30000000000000000</text:p>
          </table:table-cell>
          <table:table-cell table:style-name="ce13"/>
          <table:table-cell office:value-type="string" office:string-value="[&quot;sang_lysbasetroop&quot;,&quot;Mercenaire du SansLys&quot;,&quot;Mercenaires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5">
            <text:p>["sang_lysbasetroop","Mercenaire du SansLys","Mercenaires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rg_sang_lysbasetroop</text:p>
          </table:table-cell>
          <table:table-cell office:value-type="string" table:style-name="ce6">
            <text:p>Sergent Mercenaire du SansLys</text:p>
          </table:table-cell>
          <table:table-cell office:value-type="string" table:style-name="ce6">
            <text:p>Sergents 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901036db6db6db61b6db00000000001db6d30000000000000000</text:p>
          </table:table-cell>
          <table:table-cell office:value-type="string" table:style-name="ce12">
            <text:p>0x000000003600901036db6db6db61b6db00000000001db6d30000000000000000</text:p>
          </table:table-cell>
          <table:table-cell table:style-name="ce13"/>
          <table:table-cell office:value-type="string" office:string-value="[&quot;serg_sang_lysbasetroop&quot;,&quot;Sergent Mercenaire du SansLys&quot;,&quot;Sergents Mercenaire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5">
            <text:p>["serg_sang_lysbasetroop","Sergent Mercenaire du SansLys","Sergents Mercenaire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88]+[.F89]+[.F90]+[.F92]+[.F93]+[.F94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Rebels</text:p>
          </table:table-cell>
          <table:table-cell table:number-columns-repeated="9" table:style-name="ce5"/>
          <table:table-cell table:style-name="ce4"/>
          <table:table-cell table:number-columns-repeated="9" table:style-name="ce5"/>
          <table:table-cell office:value-type="string" office:string-value="#Rebels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5">
            <text:p>#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aysan</text:p>
          </table:table-cell>
          <table:table-cell office:value-type="string" table:style-name="ce6">
            <text:p>Paysan Rebelle</text:p>
          </table:table-cell>
          <table:table-cell office:value-type="string" table:style-name="ce6">
            <text:p>Paysa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7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spiked_mace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54cb16db6db6db6db6db00000000001db6e30000000000000000</text:p>
          </table:table-cell>
          <table:table-cell office:value-type="string" table:style-name="ce12">
            <text:p>0x00000000000054cb16db6db6db6db6db00000000001db6e30000000000000000</text:p>
          </table:table-cell>
          <table:table-cell table:style-name="ce13"/>
          <table:table-cell office:value-type="string" office:string-value="[&quot;rebel_paysan&quot;,&quot;Paysan Rebelle&quot;,&quot;Paysans Rebelles&quot;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K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5">
            <text:p>["rebel_paysan","Paysan Rebelle","Paysans Rebelles"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cher</text:p>
          </table:table-cell>
          <table:table-cell office:value-type="string" table:style-name="ce6">
            <text:p>Archer Rebelle</text:p>
          </table:table-cell>
          <table:table-cell office:value-type="string" table:style-name="ce6">
            <text:p>Arch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padded_cloth_b_f1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war_bow,itm_arrows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0800b36db6db6db6db6db00000000001db6d30000000000000000</text:p>
          </table:table-cell>
          <table:table-cell office:value-type="string" table:style-name="ce12">
            <text:p>0x000000000000900b36db6db6db6db6db00000000001db6d30000000000000000</text:p>
          </table:table-cell>
          <table:table-cell table:style-name="ce13"/>
          <table:table-cell office:value-type="string" office:string-value="[&quot;rebel_archer&quot;,&quot;Archer Rebelle&quot;,&quot;Archers Rebelles&quot;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5">
            <text:p>["rebel_archer","Archer Rebelle","Archers Rebelles"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baletier</text:p>
          </table:table-cell>
          <table:table-cell office:value-type="string" table:style-name="ce6">
            <text:p>Arbaletier Rebelle</text:p>
          </table:table-cell>
          <table:table-cell office:value-type="string" table:style-name="ce18">
            <text:p>Arbaleti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gambeson,</text:p>
          </table:table-cell>
          <table:table-cell table:style-name="ce19"/>
          <table:table-cell office:value-type="string" table:style-name="ce33">
            <text:p>itm_wrapping_boots,itm_wrapping_boots,</text:p>
          </table:table-cell>
          <table:table-cell office:value-type="string" table:style-name="ce33">
            <text:p>itm_crossbow,itm_bolts,</text:p>
          </table:table-cell>
          <table:table-cell office:value-type="string" table:style-name="ce17">
            <text:p>itm_bastard_sword_a,itm_battle_shieldbluelysstripe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arbaletier&quot;,&quot;Arbaletier Rebelle&quot;,&quot;Arbaletiers Rebelles&quot;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K99];[.K99];[.L99];[.M101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5">
            <text:p>["rebel_arbaletier","Arbaletier Rebelle","Arbaletiers Rebelles"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fantassin</text:p>
          </table:table-cell>
          <table:table-cell office:value-type="string" table:style-name="ce6">
            <text:p>Fantassin Rebelle</text:p>
          </table:table-cell>
          <table:table-cell office:value-type="string" table:style-name="ce18">
            <text:p>Fantassi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mail_shirtdeer,itm_mail_shirt,itm_haubergeon,</text:p>
          </table:table-cell>
          <table:table-cell table:style-name="ce19"/>
          <table:table-cell office:value-type="string" table:style-name="ce33">
            <text:p>itm_hide_boots,itm_wrapping_boots,</text:p>
          </table:table-cell>
          <table:table-cell office:value-type="string" table:style-name="ce33">
            <text:p>itm_templar,itm_sword_medieval_a,itm_sword_two_handed_a,itm_manhuntermaul,itm_mace_1,</text:p>
          </table:table-cell>
          <table:table-cell office:value-type="string" table:style-name="ce17">
            <text:p>itm_battle_shieldcharlesv,itm_tab_shield_heater_a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fantassin&quot;,&quot;Fantassin Rebelle&quot;,&quot;Fantassins Rebelles&quot;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K100];[.K100];[.L100];[.M102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5">
            <text:p>["rebel_fantassin","Fantassin Rebelle","Fantassins Rebelles"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iquier</text:p>
          </table:table-cell>
          <table:table-cell office:value-type="string" table:style-name="ce6">
            <text:p>Piquier Rebelle</text:p>
          </table:table-cell>
          <table:table-cell office:value-type="string" table:style-name="ce6">
            <text:p>Piquier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mail_coif,itm_segmented_helmet,</text:p>
          </table:table-cell>
          <table:table-cell office:value-type="string" table:style-name="ce10">
            <text:p>itm_gambeson,itm_haubergeon,</text:p>
          </table:table-cell>
          <table:table-cell table:style-name="ce10"/>
          <table:table-cell office:value-type="string" table:style-name="ce10">
            <text:p>itm_hide_boots,itm_mail_boots,</text:p>
          </table:table-cell>
          <table:table-cell office:value-type="string" table:style-name="ce10">
            <text:p>itm_voulge,itm_halberd_1,itm_halberd_6,itm_3halberd,</text:p>
          </table:table-cell>
          <table:table-cell office:value-type="string" table:style-name="ce10">
            <text:p>itm_templar,itm_battle_shieldcharlesv,itm_wooden_buckler1,</text:p>
          </table:table-cell>
          <table:table-cell table:style-name="ce19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6010012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piquier&quot;,&quot;Piquier Rebelle&quot;,&quot;Piquiers Rebelles&quot;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M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5">
            <text:p>["rebel_piquier","Piquier Rebelle","Piquiers Rebelles"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rebel_heros</text:p>
          </table:table-cell>
          <table:table-cell office:value-type="string" table:style-name="ce6">
            <text:p>Heros de la Rebellion</text:p>
          </table:table-cell>
          <table:table-cell office:value-type="string" table:style-name="ce6">
            <text:p>Heros de la Rebellion</text:p>
          </table:table-cell>
          <table:table-cell office:value-type="string" table:style-name="ce7">
            <text:p>tf_mounted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segmented_helmet,</text:p>
          </table:table-cell>
          <table:table-cell office:value-type="string" table:style-name="ce10">
            <text:p>itm_haubergeon_f1,itm_tribal_warrior_outfi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khergit_leather_boots,</text:p>
          </table:table-cell>
          <table:table-cell office:value-type="string" table:style-name="ce10">
            <text:p>itm_great_lance,</text:p>
          </table:table-cell>
          <table:table-cell office:value-type="string" table:style-name="ce10">
            <text:p>itm_templar,</text:p>
          </table:table-cell>
          <table:table-cell office:value-type="string" table:style-name="ce10">
            <text:p>itm_war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600b010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heros&quot;,&quot;Heros de la Rebellion&quot;,&quot;Heros de la Rebellion&quot;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5">
            <text:p>["rebel_heros","Heros de la Rebellion","Heros de la Rebellion"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Paris Rebels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style-name="ce34"/>
          <table:table-cell table:style-name="ce28"/>
          <table:table-cell table:number-columns-repeated="4" table:style-name="ce34"/>
          <table:table-cell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office:value-type="string" office:string-value="#Paris Rebels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5">
            <text:p>#Paris 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rchef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0"/>
          <table:table-cell office:value-type="string" table:style-name="ce10">
            <text:p>itm_padded_cloth_b_f1,</text:p>
          </table:table-cell>
          <table:table-cell table:style-name="ce20"/>
          <table:table-cell office:value-type="string" table:style-name="ce20">
            <text:p>itm_wrapping_boots,</text:p>
          </table:table-cell>
          <table:table-cell office:value-type="string" table:style-name="ce20">
            <text:p>itm_war_bow,itm_arrows,</text:p>
          </table:table-cell>
          <table:table-cell office:value-type="string" table:style-name="ce20">
            <text:p>itm_dagger_medievale,itm_woodenbuckler,itm_templar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8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0x000000003805028128db6d37646db6db00000000001db6cb0000000000000000</text:p>
          </table:table-cell>
          <table:table-cell office:value-type="string" table:style-name="ce12">
            <text:p>0x000000003805028128db6d37646db6db00000000001db6cb0000000000000000</text:p>
          </table:table-cell>
          <table:table-cell table:style-name="ce13"/>
          <table:table-cell office:value-type="string" office:string-value="[&quot;parisassau_rchef&quot;,&quot;Chef des Rebelles de Paris&quot;,&quot;Chef des Rebelles de Paris&quot;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5">
            <text:p>["parisassau_rchef","Chef des Rebelles de Paris","Chef des Rebelles de Paris"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1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0"/>
          <table:table-cell office:value-type="string" table:style-name="ce10">
            <text:p>itm_padded_cloth_b_f1,</text:p>
          </table:table-cell>
          <table:table-cell table:style-name="ce20"/>
          <table:table-cell office:value-type="string" table:style-name="ce20">
            <text:p>itm_wrapping_boots,itm_hunter_boots,itm_mail_chausses,</text:p>
          </table:table-cell>
          <table:table-cell office:value-type="string" table:style-name="ce20">
            <text:p>itm_war_bow,itm_arrows,itm_crossbow,itm_bolts,itm_bastard_sword_a,itm_sword_medieval_a,itm_templar,</text:p>
          </table:table-cell>
          <table:table-cell office:value-type="string" table:style-name="ce20">
            <text:p>itm_dagger_medievale,itm_woodenbuckler,itm_heraldric_shieldblueerminestripes,itm_battle_shieldcharlesv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00003adbadb6db6db6db00000000001db6db0000000000000000</text:p>
          </table:table-cell>
          <table:table-cell office:value-type="string" table:style-name="ce12">
            <text:p>0x00000008690000003adbadb6db6db6db00000000001db6db0000000000000000</text:p>
          </table:table-cell>
          <table:table-cell table:style-name="ce13"/>
          <table:table-cell office:value-type="string" office:string-value="[&quot;parisassau_troop1&quot;,&quot;Rebelle de Paris&quot;,&quot;Rebelles de Paris&quot;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5">
            <text:p>["parisassau_troop1","Rebelle de Paris","Rebelles de Paris"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2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0"/>
          <table:table-cell office:value-type="string" table:style-name="ce10">
            <text:p>itm_shirt,itm_gambeson,itm_leather_vestblue,</text:p>
          </table:table-cell>
          <table:table-cell table:style-name="ce20"/>
          <table:table-cell office:value-type="string" table:style-name="ce20">
            <text:p>itm_wrapping_boots,itm_hide_boots,itm_hunter_boots,</text:p>
          </table:table-cell>
          <table:table-cell office:value-type="string" table:style-name="ce20">
            <text:p>itm_crossbow,itm_bolts,</text:p>
          </table:table-cell>
          <table:table-cell office:value-type="string" table:style-name="ce20">
            <text:p>itm_bastard_sword_a,itm_heraldric_shieldblueerminestripes,itm_woodenbuckler,itm_battle_shieldbluecross,itm_bastard_sword_a,itm_bastard_swor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0x00000008690020003adbadb6db6db6db00000000001db6db0000000000000000</text:p>
          </table:table-cell>
          <table:table-cell table:style-name="ce13"/>
          <table:table-cell office:value-type="string" office:string-value="[&quot;parisassau_troop2&quot;,&quot;Rebelle de Paris&quot;,&quot;Rebelles de Paris&quot;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5">
            <text:p>["parisassau_troop2","Rebelle de Paris","Rebelles de Paris"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_wo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female|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20">
            <text:p>itm_wimple_a,itm_wimple_with_veil,itm_female_hood,</text:p>
          </table:table-cell>
          <table:table-cell office:value-type="string" table:style-name="ce10">
            <text:p>itm_dress,</text:p>
          </table:table-cell>
          <table:table-cell table:style-name="ce20"/>
          <table:table-cell office:value-type="string" table:style-name="ce20">
            <text:p>itm_woolen_hose,</text:p>
          </table:table-cell>
          <table:table-cell office:value-type="string" table:style-name="ce20">
            <text:p>itm_crossbow,itm_bolts,itm_steel_bolts,</text:p>
          </table:table-cell>
          <table:table-cell office:value-type="string" table:style-name="ce20">
            <text:p>itm_templar,itm_wooden_shield,itm_templa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40003adbadb6db6db6db00000000001db6db0000000000000000</text:p>
          </table:table-cell>
          <table:table-cell office:value-type="string" table:style-name="ce12">
            <text:p>0x000000086900b0003adbadb6db6db6db00000000001db6db0000000000000000</text:p>
          </table:table-cell>
          <table:table-cell table:style-name="ce13"/>
          <table:table-cell office:value-type="string" office:string-value="[&quot;parisassau_troop_wo&quot;,&quot;Rebelle de Paris&quot;,&quot;Rebelles de Paris&quot;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5">
            <text:p>["parisassau_troop_wo","Rebelle de Paris","Rebelles de Paris"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97]+[.F98]+[.F99]+[.F101]+[.F102]+[.F10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Weapons Convoy (Guards &amp; Killers)</text:p>
          </table:table-cell>
          <table:table-cell table:number-columns-repeated="19" table:style-name="ce5"/>
          <table:table-cell office:value-type="string" office:string-value="#Weapons Convoy (Guards &amp; Killers)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5">
            <text:p>#Weapons Convoy (Guards &amp; Killers)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chef</text:p>
          </table:table-cell>
          <table:table-cell office:value-type="string" table:style-name="ce6">
            <text:p>Tueur de caravaniers</text:p>
          </table:table-cell>
          <table:table-cell office:value-type="string" table:style-name="ce6">
            <text:p>Tueur de caravanie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0">
            <text:p>itm_klappvisier,itm_greathelm1,itm_mail_coif,</text:p>
          </table:table-cell>
          <table:table-cell office:value-type="string" table:style-name="ce20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0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2508a1c6165a2546ad6e181c00000000000d28a30000000000000000</text:p>
          </table:table-cell>
          <table:table-cell office:value-type="string" table:style-name="ce12">
            <text:p>0x000000002508a1c6165a2546ad6e181c00000000000d28a30000000000000000</text:p>
          </table:table-cell>
          <table:table-cell table:style-name="ce13"/>
          <table:table-cell office:value-type="string" office:string-value="[&quot;tueur_caravane_chef&quot;,&quot;Tueur de caravaniers&quot;,&quot;Tueur de caravanie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5">
            <text:p>["tueur_caravane_chef","Tueur de caravaniers","Tueur de caravanie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1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uir_bouilli,itm_haubergeo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0">
            <text:p>itm_wrapping_boots,itm_woolen_hose,</text:p>
          </table:table-cell>
          <table:table-cell office:value-type="string" table:style-name="ce20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614626db6db6db6db6db00000000001db6eb0000000000000000</text:p>
          </table:table-cell>
          <table:table-cell office:value-type="string" table:style-name="ce12">
            <text:p>0x000000003f00814926db6db6db6db6db00000000001db6eb0000000000000000</text:p>
          </table:table-cell>
          <table:table-cell table:style-name="ce13"/>
          <table:table-cell office:value-type="string" office:string-value="[&quot;tueur_caravane_1&quot;,&quot;écorcheur Archer&quot;,&quot;écorcheurs Archers&quot;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5">
            <text:p>["tueur_caravane_1","écorcheur Archer","écorcheurs Archers"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2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20">
            <text:p>itm_mail_chausses,itm_mail_boots,itm_leather_boots,</text:p>
          </table:table-cell>
          <table:table-cell office:value-type="string" table:style-name="ce20">
            <text:p>itm_voulge_long,itm_voulge_long,itm_jam_scorpion,itm_spetum_3,itm_voulge_long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900b26db6db6db6db6db00000000001db6eb0000000000000000</text:p>
          </table:table-cell>
          <table:table-cell office:value-type="string" table:style-name="ce12">
            <text:p>0x000000003f01100b22db6db6db6db6db00000000001db6f30000000000000000</text:p>
          </table:table-cell>
          <table:table-cell table:style-name="ce13"/>
          <table:table-cell office:value-type="string" office:string-value="[&quot;tueur_caravane_2&quot;,&quot;écorcheur Vougier&quot;,&quot;écorcheur Vougiers&quot;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5">
            <text:p>["tueur_caravane_2","écorcheur Vougier","écorcheur Vougiers"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end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0">
            <text:p>itm_klappvisier,itm_greathelm1,itm_mail_coif,</text:p>
          </table:table-cell>
          <table:table-cell office:value-type="string" table:style-name="ce20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20">
            <text:p>itm_mail_chausses,itm_splinted_greaves_nospurs,</text:p>
          </table:table-cell>
          <table:table-cell office:value-type="string" table:style-name="ce20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tueur_caravane_end&quot;,&quot;écorcheur&quot;,&quot;écorcheu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5">
            <text:p>["tueur_caravane_end","écorcheur","écorcheu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English Caravan Guards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2" table:style-name="ce34"/>
          <table:table-cell table:style-name="ce28"/>
          <table:table-cell table:number-columns-repeated="2" table:style-name="ce34"/>
          <table:table-cell table:number-columns-repeated="2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6363" table:style-name="ce35"/>
        </table:table-row>
        <table:table-row table:style-name="ro1">
          <table:table-cell office:value-type="string" table:style-name="ce6">
            <text:p>covoy_english_guar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0">
            <text:p>itm_hounskull,</text:p>
          </table:table-cell>
          <table:table-cell office:value-type="string" table:style-name="ce20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0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f05100636db6db6db6db6db00000000001d36d30000000000000000</text:p>
          </table:table-cell>
          <table:table-cell office:value-type="string" table:style-name="ce12">
            <text:p>0x000000003f05100636db6db6db6db6db00000000001d36d30000000000000000</text:p>
          </table:table-cell>
          <table:table-cell table:style-name="ce13"/>
          <table:table-cell office:value-type="string" office:string-value="[&quot;covoy_english_guar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5">
            <text:p>["covoy_english_guar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2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table:style-name="ce10"/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mail_mittens,itm_wisby_gauntlets_red,</text:p>
          </table:table-cell>
          <table:table-cell office:value-type="string" table:style-name="ce20">
            <text:p>itm_splinted_greaves_nospurs,itm_shynbaulds,itm_mail_boots,itm_mail_chausses,</text:p>
          </table:table-cell>
          <table:table-cell office:value-type="string" table:style-name="ce20">
            <text:p>itm_templar,itm_templar,itm_templar,itm_templar,itm_templar,itm_templar,itm_templar,itm_templar,itm_templar,itm_templar,itm_templar,itm_templar,itm_templar,itm_templar,itm_templar,itm_templar,</text:p>
          </table:table-cell>
          <table:table-cell office:value-type="string" table:style-name="ce10">
            <text:p>itm_heraldric_shieldred3lions,itm_heraldric_shieldred3lion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2&quot;,&quot;Fantassin du convoi Anglais&quot;,&quot;Fantassin du convoi Anglais&quot;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5">
            <text:p>["covoy_english_guard2","Fantassin du convoi Anglais","Fantassin du convoi Anglais"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3</text:p>
          </table:table-cell>
          <table:table-cell office:value-type="string" table:style-name="ce6">
            <text:p>Archer du convoi Anglais</text:p>
          </table:table-cell>
          <table:table-cell office:value-type="string" table:style-name="ce6">
            <text:p>Archer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kettlehat1,itm_kettlehat2,</text:p>
          </table:table-cell>
          <table:table-cell office:value-type="string" table:style-name="ce10">
            <text:p>itm_haubergeon_e2,itm_surcoat_over_mail_e2,itm_padded_jack_e,</text:p>
          </table:table-cell>
          <table:table-cell table:style-name="ce10"/>
          <table:table-cell office:value-type="string" table:style-name="ce20">
            <text:p>itm_splinted_greaves_e1,itm_mail_boots,</text:p>
          </table:table-cell>
          <table:table-cell office:value-type="string" table:style-name="ce20">
            <text:p>itm_long_bow,itm_arrows,itm_long_bow,itm_long_bow,itm_long_bow,itm_long_bow,itm_long_bow,itm_long_bow,itm_long_bow,itm_long_bow,itm_long_bow,itm_long_bow,itm_long_bow,</text:p>
          </table:table-cell>
          <table:table-cell office:value-type="string" table:style-name="ce10">
            <text:p>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3&quot;,&quot;Archer du convoi Anglais&quot;,&quot;Archer du convoi Anglais&quot;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5">
            <text:p>["covoy_english_guard3","Archer du convoi Anglais","Archer du convoi Anglais"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_en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0">
            <text:p>itm_hounskull,</text:p>
          </table:table-cell>
          <table:table-cell office:value-type="string" table:style-name="ce20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0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2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_en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5">
            <text:p>["covoy_english_guard_en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10]+[.F111]+[.F112]+[.F113]+[.#REF!]+[.#REF!]" table:style-name="ce5">
            <text:p>#REF!</text:p>
          </table:table-cell>
          <table:table-cell table:number-columns-repeated="14" table:style-name="ce5"/>
          <table:table-cell office:value-type="string" office:string-value="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Viladrando</text:p>
          </table:table-cell>
          <table:table-cell table:number-columns-repeated="19" table:style-name="ce5"/>
          <table:table-cell office:value-type="string" office:string-value="#Viladrando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5">
            <text:p>#Viladrando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gloves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10">
            <text:p>itm_hounskull,</text:p>
          </table:table-cell>
          <table:table-cell office:value-type="string" table:style-name="ce10">
            <text:p>itm_mail_shirt,itm_coat_of_plates,itm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&quot;,&quot;Fantassin de Vilandrandro&quot;,&quot;Fantassin de Vilandrandro&quot;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5">
            <text:p>["vilandrandro_quest_fanta","Fantassin de Vilandrandro","Fantassin de Vilandrandro"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2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20">
            <text:p>itm_hounskull,</text:p>
          </table:table-cell>
          <table:table-cell office:value-type="string" table:style-name="ce20">
            <text:p>itm_mail_shirt,itm_surcoat_over_mail,itm_coat_of_plates,</text:p>
          </table:table-cell>
          <table:table-cell office:value-type="string" table:style-name="ce20">
            <text:p>itm_mail_gauntlets,</text:p>
          </table:table-cell>
          <table:table-cell office:value-type="string" table:style-name="ce20">
            <text:p>itm_leather_boots,itm_mail_boots,</text:p>
          </table:table-cell>
          <table:table-cell office:value-type="string" table:style-name="ce20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2&quot;,&quot;Fantassin de Vilandrandro&quot;,&quot;Fantassin de Vilandrandro&quot;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5">
            <text:p>["vilandrandro_quest_fanta2","Fantassin de Vilandrandro","Fantassin de Vilandrandro"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arbaletier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0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0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arbaletier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5">
            <text:p>["vilandrandro_quest_arbaletier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_end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0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0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_end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5">
            <text:p>["vilandrandro_quest_fanta_end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1"/>
          <table:table-cell office:value-type="float" office:value="0" table:formula="of:=[.F121]+[.F122]+[.F123]+[.F124]+[.#REF!]+[.#REF!]" table:style-name="ce5">
            <text:p>#REF!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6">
            <text:p>Bandits</text:p>
          </table:table-cell>
          <table:table-cell table:style-name="ce5"/>
          <table:table-cell table:style-name="ce1"/>
          <table:table-cell table:number-columns-repeated="17" table:style-name="ce5"/>
          <table:table-cell office:value-type="string" office:string-value="#Bandits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table:style-name="ce5">
            <text:p>#Bandit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oter</text:p>
          </table:table-cell>
          <table:table-cell office:value-type="string" table:style-name="ce6">
            <text:p>Looter</text:p>
          </table:table-cell>
          <table:table-cell office:value-type="string" table:style-name="ce6">
            <text:p>Loot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woolen_cap,itm_woolen_cap,</text:p>
          </table:table-cell>
          <table:table-cell office:value-type="string" table:style-name="ce10">
            <text:p>itm_rawhide_coat,itm_coarse_tunic,itm_rawhide_coat,itm_tabard,itm_ragged_outfit,</text:p>
          </table:table-cell>
          <table:table-cell table:style-name="ce10"/>
          <table:table-cell office:value-type="string" table:style-name="ce20">
            <text:p>itm_wrapping_boots,itm_woolen_hose,</text:p>
          </table:table-cell>
          <table:table-cell office:value-type="string" table:style-name="ce20">
            <text:p>itm_hatchet,itm_club,itm_butchering_knife,itm_falchion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2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looter&quot;,&quot;Looter&quot;,&quot;Looters&quot;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5">
            <text:p>["looter","Looter","Looters"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andit</text:p>
          </table:table-cell>
          <table:table-cell office:value-type="string" table:style-name="ce6">
            <text:p>Bandit</text:p>
          </table:table-cell>
          <table:table-cell office:value-type="string" table:style-name="ce6">
            <text:p>Bandits</text:p>
          </table:table-cell>
          <table:table-cell office:value-type="string" table:style-name="ce7">
            <text:p>tf_bandit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rawhide_coat,itm_leather_jerkin,itm_nomad_armor,</text:p>
          </table:table-cell>
          <table:table-cell table:style-name="ce10"/>
          <table:table-cell office:value-type="string" table:style-name="ce20">
            <text:p>itm_nomad_boots,itm_wrapping_boots,</text:p>
          </table:table-cell>
          <table:table-cell office:value-type="string" table:style-name="ce10">
            <text:p>itm_spiked_mace,itm_sword_viking_1,itm_short_bow,itm_falchion,</text:p>
          </table:table-cell>
          <table:table-cell office:value-type="string" table:style-name="ce10">
            <text:p>itm_arrows,itm_nordic_shield,</text:p>
          </table:table-cell>
          <table:table-cell office:value-type="string" table:style-name="ce10">
            <text:p>itm_saddle_horse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andit&quot;,&quot;Bandit&quot;,&quot;Bandits&quot;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5">
            <text:p>["bandit","Bandit","Bandits"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igand</text:p>
          </table:table-cell>
          <table:table-cell office:value-type="string" table:style-name="ce6">
            <text:p>Brigand</text:p>
          </table:table-cell>
          <table:table-cell office:value-type="string" table:style-name="ce6">
            <text:p>Brigands</text:p>
          </table:table-cell>
          <table:table-cell office:value-type="string" table:style-name="ce7">
            <text:p>tf_bandit|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leather_cap,</text:p>
          </table:table-cell>
          <table:table-cell office:value-type="string" table:style-name="ce10">
            <text:p>itm_leather_jerkin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20">
            <text:p>itm_spiked_mace,itm_sword_viking_1,itm_falchion,</text:p>
          </table:table-cell>
          <table:table-cell office:value-type="string" table:style-name="ce10">
            <text:p>itm_arrows,itm_wooden_shield,itm_woodenbuckler,itm_long_bow,</text:p>
          </table:table-cell>
          <table:table-cell office:value-type="string" table:style-name="ce10">
            <text:p>itm_saddl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rigand&quot;,&quot;Brigand&quot;,&quot;Brigands&quot;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5">
            <text:p>["brigand","Brigand","Brigands"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klappvisier,itm_greathelm1,itm_mail_coif,</text:p>
          </table:table-cell>
          <table:table-cell office:value-type="string" table:style-name="ce10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0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&quot;,&quot;écorcheur&quot;,&quot;écorcheurs&quot;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5">
            <text:p>["mountain_bandit","écorcheur","écorcheurs"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2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wrapping_boots,itm_woolen_hose,</text:p>
          </table:table-cell>
          <table:table-cell table:style-name="ce20"/>
          <table:table-cell office:value-type="string" table:style-name="ce10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2&quot;,&quot;écorcheur Archer&quot;,&quot;écorcheurs Archers&quot;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5">
            <text:p>["mountain_bandit_2","écorcheur Archer","écorcheurs Archers"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3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20">
            <text:p>itm_plate_mittens,itm_mail_mittens,</text:p>
          </table:table-cell>
          <table:table-cell office:value-type="string" table:style-name="ce20">
            <text:p>itm_mail_chausses,itm_mail_boots,itm_leather_boots,</text:p>
          </table:table-cell>
          <table:table-cell office:value-type="string" table:style-name="ce20">
            <text:p>itm_voulge_long,itm_voulge_long,itm_jam_scorpion,itm_spetum_3,itm_voulge_long,</text:p>
          </table:table-cell>
          <table:table-cell table:style-name="ce10"/>
          <table:table-cell table:style-name="ce2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3&quot;,&quot;écorcheur Vougier&quot;,&quot;écorcheurs Vougiers&quot;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5">
            <text:p>["mountain_bandit_3","écorcheur Vougier","écorcheurs Vougiers"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</text:p>
          </table:table-cell>
          <table:table-cell office:value-type="string" table:style-name="ce6">
            <text:p>routier</text:p>
          </table:table-cell>
          <table:table-cell office:value-type="string" table:style-name="ce6">
            <text:p>rout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guard_helmet,itm_visored_sallet,itm_kettle_hat,itm_kettlehat2,itm_visored_sallet,</text:p>
          </table:table-cell>
          <table:table-cell office:value-type="string" table:style-name="ce20">
            <text:p>itm_aketon_green,itm_aketon_green,itm_padded_jack,</text:p>
          </table:table-cell>
          <table:table-cell office:value-type="string" table:style-name="ce10">
            <text:p>itm_leather_gloves,itm_plate_mittens,</text:p>
          </table:table-cell>
          <table:table-cell office:value-type="string" table:style-name="ce20">
            <text:p>itm_woolen_hose,itm_woolen_hose,</text:p>
          </table:table-cell>
          <table:table-cell office:value-type="string" table:style-name="ce20">
            <text:p>itm_awlpike_5,itm_awlpike_5,itm_awlpike_5,itm_sword_medieval_c,</text:p>
          </table:table-cell>
          <table:table-cell table:number-columns-repeated="2" table:style-name="ce2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&quot;,&quot;routier&quot;,&quot;routiers&quot;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5">
            <text:p>["forest_bandit","routier","routiers"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_2</text:p>
          </table:table-cell>
          <table:table-cell office:value-type="string" table:style-name="ce6">
            <text:p>routier Archer</text:p>
          </table:table-cell>
          <table:table-cell office:value-type="string" table:style-name="ce6">
            <text:p>routie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visored_sallet,itm_open_sallet,itm_skullcap,</text:p>
          </table:table-cell>
          <table:table-cell office:value-type="string" table:style-name="ce10">
            <text:p>itm_padded_jack,itm_padded_jack,itm_white_gambeson_f1,itm_aketon_green,</text:p>
          </table:table-cell>
          <table:table-cell office:value-type="string" table:style-name="ce10">
            <text:p>itm_plate_mittens,itm_hourglass_gauntlets_ornate,</text:p>
          </table:table-cell>
          <table:table-cell office:value-type="string" table:style-name="ce20">
            <text:p>itm_woolen_hose,itm_mail_boots,itm_ankle_boots,</text:p>
          </table:table-cell>
          <table:table-cell office:value-type="string" table:style-name="ce20">
            <text:p>itm_crossbow,itm_heavy_crossbow,itm_short_bow,itm_hunting_bow,itm_bolts,itm_arrows,</text:p>
          </table:table-cell>
          <table:table-cell office:value-type="string" table:style-name="ce10">
            <text:p>itm_sword_medieval_a,itm_bayeux,itm_1mace,itm_heraldric_shieldredblack,itm_heraldric_shieldredblack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d0008500048d575db1c39d76400000000001cca950000000000000000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_2&quot;,&quot;routier Archer&quot;,&quot;routiers Archers&quot;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5">
            <text:p>["forest_bandit_2","routier Archer","routiers Archers"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</text:p>
          </table:table-cell>
          <table:table-cell office:value-type="string" table:style-name="ce6">
            <text:p>Sea Raider</text:p>
          </table:table-cell>
          <table:table-cell office:value-type="string" table:style-name="ce6">
            <text:p>Sea Raiders</text:p>
          </table:table-cell>
          <table:table-cell office:value-type="string" table:style-name="ce7">
            <text:p>tf_guarantee_boots|tf_guarantee_armor|tf_guarantee_shiel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itm_skullcap,itm_common_hood,</text:p>
          </table:table-cell>
          <table:table-cell office:value-type="string" table:style-name="ce10">
            <text:p>itm_leather_vest,itm_leather_jerki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0">
            <text:p>itm_leather_boots,itm_hunter_boots,itm_hide_boots,</text:p>
          </table:table-cell>
          <table:table-cell office:value-type="string" table:style-name="ce10">
            <text:p>itm_bastard_sword_a,itm_bastard_sword_b,itm_sword_medieval_c,</text:p>
          </table:table-cell>
          <table:table-cell office:value-type="string" table:style-name="ce10">
            <text:p>itm_wooden_buckler1,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&quot;,&quot;Sea Raider&quot;,&quot;Sea Raiders&quot;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5">
            <text:p>["sea_raider","Sea Raider","Sea Raiders"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_2</text:p>
          </table:table-cell>
          <table:table-cell office:value-type="string" table:style-name="ce6">
            <text:p>retondeur Archer</text:p>
          </table:table-cell>
          <table:table-cell office:value-type="string" table:style-name="ce6">
            <text:p>retondeurs Archers</text:p>
          </table:table-cell>
          <table:table-cell office:value-type="string" table:style-name="ce7">
            <text:p>tf_guarantee_boots|tf_guarantee_armor|tf_guarantee_shield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common_hood,itm_leather_cap,itm_kettlehat2,</text:p>
          </table:table-cell>
          <table:table-cell office:value-type="string" table:style-name="ce10">
            <text:p>itm_leather_armor,itm_leather_jerkin,itm_leather_ves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hide_boots,itm_hunter_boots,itm_leather_boots,</text:p>
          </table:table-cell>
          <table:table-cell office:value-type="string" table:style-name="ce20">
            <text:p>itm_short_bow,itm_short_bow,itm_arrows,</text:p>
          </table:table-cell>
          <table:table-cell office:value-type="string" table:style-name="ce10">
            <text:p>itm_cleaver,itm_military_cleaver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_2&quot;,&quot;retondeur Archer&quot;,&quot;retondeurs Archers&quot;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5">
            <text:p>["sea_raider_2","retondeur Archer","retondeurs Archers"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teppe_bandit</text:p>
          </table:table-cell>
          <table:table-cell office:value-type="string" table:style-name="ce6">
            <text:p>Plundering Bandit</text:p>
          </table:table-cell>
          <table:table-cell office:value-type="string" table:style-name="ce6">
            <text:p>Plundering Bandits</text:p>
          </table:table-cell>
          <table:table-cell office:value-type="string" table:style-name="ce7">
            <text:p>tf_mounted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nasal_helmet,itm_mail_coif,</text:p>
          </table:table-cell>
          <table:table-cell office:value-type="string" table:style-name="ce10">
            <text:p>itm_leather_vest,itm_padded_jack,itm_mail_hauberk,itm_padded_jack,itm_shirt,</text:p>
          </table:table-cell>
          <table:table-cell table:style-name="ce10"/>
          <table:table-cell office:value-type="string" table:style-name="ce20">
            <text:p>itm_hide_boots,itm_nomad_boots,</text:p>
          </table:table-cell>
          <table:table-cell office:value-type="string" table:style-name="ce10">
            <text:p>itm_ashwood_pike,itm_voulge_long,itm_voulge_long,itm_voulge_long,itm_ashwood_pik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89710a580489c724ce16da71a00000000001d550c0000000000000000</text:p>
          </table:table-cell>
          <table:table-cell office:value-type="string" table:style-name="ce12">
            <text:p>0x0000000d0008500048d575db1c39d76400000000001cca950000000000000000</text:p>
          </table:table-cell>
          <table:table-cell table:style-name="ce13"/>
          <table:table-cell office:value-type="string" office:string-value="[&quot;steppe_bandit&quot;,&quot;Plundering Bandit&quot;,&quot;Plundering Bandits&quot;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table:style-name="ce5">
            <text:p>["steppe_bandit","Plundering Bandit","Plundering Bandits"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</text:p>
          </table:table-cell>
          <table:table-cell office:value-type="string" table:style-name="ce6">
            <text:p>Tard Venu</text:p>
          </table:table-cell>
          <table:table-cell office:value-type="string" table:style-name="ce6">
            <text:p>Tard Venu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bascinet_3,itm_common_hood,itm_guard_helmet,itm_head_wrappings,itm_kettlehat1,</text:p>
          </table:table-cell>
          <table:table-cell office:value-type="string" table:style-name="ce10">
            <text:p>itm_padded_jack,itm_banded_armor,itm_haubergeon,itm_haubergeon,itm_leather_jerkin,</text:p>
          </table:table-cell>
          <table:table-cell office:value-type="string" table:style-name="ce20">
            <text:p>itm_mail_gauntlets,itm_leather_gloves,itm_woolen_hose,</text:p>
          </table:table-cell>
          <table:table-cell office:value-type="string" table:style-name="ce20">
            <text:p>itm_ankle_boots,itm_nomad_boots,</text:p>
          </table:table-cell>
          <table:table-cell office:value-type="string" table:style-name="ce20">
            <text:p>itm_sword_medieval_a,itm_one_handed_war_axe_a,itm_great_axe,</text:p>
          </table:table-cell>
          <table:table-cell office:value-type="string" table:style-name="ce10">
            <text:p>itm_wooden_buckler1,itm_woodenbuckler,itm_tab_shield_round_d,</text:p>
          </table:table-cell>
          <table:table-cell table:style-name="ce2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d045482298c84bb0db0c92200000000001ec49b0000000000000000</text:p>
          </table:table-cell>
          <table:table-cell office:value-type="string" table:style-name="ce12">
            <text:p>0x000000000d046589298c84bb0db0c92200000000001ec49b0000000000000000</text:p>
          </table:table-cell>
          <table:table-cell table:style-name="ce13"/>
          <table:table-cell office:value-type="string" office:string-value="[&quot;taiga_bandit&quot;,&quot;Tard Venu&quot;,&quot;Tard Venus&quot;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5">
            <text:p>["taiga_bandit","Tard Venu","Tard Venus"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2</text:p>
          </table:table-cell>
          <table:table-cell office:value-type="string" table:style-name="ce6">
            <text:p>Tard Venu Archer</text:p>
          </table:table-cell>
          <table:table-cell office:value-type="string" table:style-name="ce6">
            <text:p>Tard Venu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guard_helmet,itm_head_wrappings,itm_kettle_hat,itm_mail_coif,</text:p>
          </table:table-cell>
          <table:table-cell office:value-type="string" table:style-name="ce20">
            <text:p>itm_tabard,itm_short_tunic,itm_mail_hauberk,itm_leather_jerkin,itm_leather_armor,</text:p>
          </table:table-cell>
          <table:table-cell table:style-name="ce10"/>
          <table:table-cell office:value-type="string" table:style-name="ce20">
            <text:p>itm_woolen_hose,itm_nomad_boots,itm_hide_boots,itm_woolen_hose,itm_woolen_hose,</text:p>
          </table:table-cell>
          <table:table-cell office:value-type="string" table:style-name="ce20">
            <text:p>itm_war_bow,itm_light_crossbow,itm_crossbow,itm_short_bow,itm_barbed_arrows,itm_arrows,itm_bolts,itm_bolts,</text:p>
          </table:table-cell>
          <table:table-cell office:value-type="string" table:style-name="ce20">
            <text:p>itm_sword_medieval_a,itm_wooden_buckler1,</text:p>
          </table:table-cell>
          <table:table-cell table:style-name="ce2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4758a36db6db6db6db6db00000000001db6db0000000000000000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taiga_bandit_2&quot;,&quot;Tard Venu Archer&quot;,&quot;Tard Venu Archers&quot;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5">
            <text:p>["taiga_bandit_2","Tard Venu Archer","Tard Venu Archers"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3</text:p>
          </table:table-cell>
          <table:table-cell office:value-type="string" table:style-name="ce6">
            <text:p>Tard Venu Vougier</text:p>
          </table:table-cell>
          <table:table-cell office:value-type="string" table:style-name="ce6">
            <text:p>Tard Venu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leather_cap,itm_head_wrappings,itm_common_hood,</text:p>
          </table:table-cell>
          <table:table-cell office:value-type="string" table:style-name="ce10">
            <text:p>itm_mail_hauberk,itm_linen_tunic,itm_coarse_tunic,itm_aketon_green,</text:p>
          </table:table-cell>
          <table:table-cell office:value-type="string" table:style-name="ce20">
            <text:p>itm_leather_gloves,</text:p>
          </table:table-cell>
          <table:table-cell office:value-type="string" table:style-name="ce20">
            <text:p>itm_woolen_hose,itm_woolen_hose,itm_blue_hose,</text:p>
          </table:table-cell>
          <table:table-cell office:value-type="string" table:style-name="ce20">
            <text:p>itm_voulge_long,itm_voulge_long,itm_voulge_long,itm_spetum_3,</text:p>
          </table:table-cell>
          <table:table-cell table:style-name="ce10"/>
          <table:table-cell table:style-name="ce2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00485cb36db6db6db6db6db00000000001db6db0000000000000000</text:p>
          </table:table-cell>
          <table:table-cell table:style-name="ce13"/>
          <table:table-cell office:value-type="string" office:string-value="[&quot;taiga_bandit_3&quot;,&quot;Tard Venu Vougier&quot;,&quot;Tard Venus Vougiers&quot;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5">
            <text:p>["taiga_bandit_3","Tard Venu Vougier","Tard Venus Vougiers"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esert_bandit</text:p>
          </table:table-cell>
          <table:table-cell office:value-type="string" table:style-name="ce6">
            <text:p>Desert Bandit</text:p>
          </table:table-cell>
          <table:table-cell office:value-type="string" table:style-name="ce6">
            <text:p>Desert Bandits</text:p>
          </table:table-cell>
          <table:table-cell office:value-type="string" table:style-name="ce7">
            <text:p>tf_bandit|tf_guarantee_boots|tf_guarantee_armor|tf_guarantee_horse|tf_mount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leather_steppe_cap_b,</text:p>
          </table:table-cell>
          <table:table-cell table:style-name="ce20"/>
          <table:table-cell table:style-name="ce10"/>
          <table:table-cell table:style-name="ce20"/>
          <table:table-cell office:value-type="string" table:style-name="ce20">
            <text:p>itm_arabian_sword_a,itm_winged_mace,itm_spear,itm_light_lance,itm_jarid,</text:p>
          </table:table-cell>
          <table:table-cell office:value-type="string" table:style-name="ce20">
            <text:p>itm_arrows,itm_nomad_bow,itm_short_bow,itm_jarid,itm_leather_covered_round_shield,itm_leather_covered_round_shield,</text:p>
          </table:table-cell>
          <table:table-cell office:value-type="string" table:style-name="ce20">
            <text:p>itm_saddle_horse,itm_arabian_horse_a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desert_bandit&quot;,&quot;Desert Bandit&quot;,&quot;Desert Bandits&quot;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5">
            <text:p>["desert_bandit","Desert Bandit","Desert Bandits"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_khergit_horseman</text:p>
          </table:table-cell>
          <table:table-cell office:value-type="string" table:style-name="ce6">
            <text:p>Black Khergit Horseman</text:p>
          </table:table-cell>
          <table:table-cell office:value-type="string" table:style-name="ce6">
            <text:p>Black Khergit Horseman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0">
            <text:p>itm_khergit_war_helmet,itm_khergit_war_helmet,</text:p>
          </table:table-cell>
          <table:table-cell office:value-type="string" table:style-name="ce10">
            <text:p>itm_mail_hauberk,</text:p>
          </table:table-cell>
          <table:table-cell table:style-name="ce20"/>
          <table:table-cell office:value-type="string" table:style-name="ce20">
            <text:p>itm_hide_boots,</text:p>
          </table:table-cell>
          <table:table-cell office:value-type="string" table:style-name="ce20">
            <text:p>itm_arrows,itm_sword_khergit_2,itm_scimitar,itm_scimitar,itm_winged_mace,itm_spear,itm_lance,itm_khergit_bow,itm_khergit_bow,itm_nomad_bow,itm_nomad_bow,</text:p>
          </table:table-cell>
          <table:table-cell office:value-type="string" table:style-name="ce10">
            <text:p>itm_tab_shield_heater_cav_a,itm_tab_shield_heater_cav_a,</text:p>
          </table:table-cell>
          <table:table-cell office:value-type="string" table:style-name="ce20">
            <text:p>itm_saddle_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black_khergit_horseman&quot;,&quot;Black Khergit Horseman&quot;,&quot;Black Khergit Horsemans&quot;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5">
            <text:p>["black_khergit_horseman","Black Khergit Horseman","Black Khergit Horsemans"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nhunter</text:p>
          </table:table-cell>
          <table:table-cell office:value-type="string" table:style-name="ce6">
            <text:p>Manhunter</text:p>
          </table:table-cell>
          <table:table-cell office:value-type="string" table:style-name="ce6">
            <text:p>Man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manhunters</text:p>
          </table:table-cell>
          <table:table-cell office:value-type="string" table:style-name="ce20">
            <text:p>itm_nasal_helmet,</text:p>
          </table:table-cell>
          <table:table-cell office:value-type="string" table:style-name="ce20">
            <text:p>itm_padded_cloth,itm_aketon_green,itm_aketon_green,</text:p>
          </table:table-cell>
          <table:table-cell table:style-name="ce10"/>
          <table:table-cell office:value-type="string" table:style-name="ce20">
            <text:p>itm_nomad_boots,itm_wrapping_boots,</text:p>
          </table:table-cell>
          <table:table-cell office:value-type="string" table:style-name="ce20">
            <text:p>itm_mace_3,itm_winged_mace,</text:p>
          </table:table-cell>
          <table:table-cell office:value-type="string" table:style-name="ce20">
            <text:p>itm_wooden_shield,</text:p>
          </table:table-cell>
          <table:table-cell office:value-type="string" table:style-name="ce20">
            <text:p>itm_sumpter_horse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5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manhunter&quot;,&quot;Manhunter&quot;,&quot;Manhunters&quot;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5">
            <text:p>["manhunter","Manhunter","Manhunters"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</text:p>
          </table:table-cell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Farmers / Mercenaries<text:s/></text:p>
          </table:table-cell>
          <table:table-cell table:number-columns-repeated="19" table:style-name="ce5"/>
          <table:table-cell office:value-type="string" office:string-value="#Farmers / Mercenaries 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5">
            <text:p>#Farmers / Mercenaries<text:s/>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armer</text:p>
          </table:table-cell>
          <table:table-cell office:value-type="string" table:style-name="ce6">
            <text:p>Farmer</text:p>
          </table:table-cell>
          <table:table-cell office:value-type="string" table:style-name="ce6">
            <text:p>Farmers</text:p>
          </table:table-cell>
          <table:table-cell office:value-type="string" table:style-name="ce7">
            <text:p>tf_guarantee_armor|tf_guarantee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0">
            <text:p>itm_straw_hat,itm_leather_cap,</text:p>
          </table:table-cell>
          <table:table-cell office:value-type="string" table:style-name="ce20">
            <text:p>itm_coarse_tunic,itm_leather_apron,itm_linen_tunic,</text:p>
          </table:table-cell>
          <table:table-cell table:style-name="ce10"/>
          <table:table-cell office:value-type="string" table:style-name="ce10">
            <text:p>itm_blue_hose,itm_wrapping_boots,</text:p>
          </table:table-cell>
          <table:table-cell office:value-type="string" table:style-name="ce20">
            <text:p>itm_club,itm_hammer,itm_pickaxe,itm_sickle,itm_cleaver,itm_knife,itm_butchering_knife,itm_hatchet,itm_pitch_fork,itm_boar_spear,itm_scythe,itm_staff,</text:p>
          </table:table-cell>
          <table:table-cell table:number-columns-repeated="2"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armer&quot;,&quot;Farmer&quot;,&quot;Farmers&quot;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5">
            <text:p>["farmer","Farmer","Farmers"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wnsman</text:p>
          </table:table-cell>
          <table:table-cell office:value-type="string" table:style-name="ce6">
            <text:p>Townsman</text:p>
          </table:table-cell>
          <table:table-cell office:value-type="string" table:style-name="ce6">
            <text:p>Towns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oif_new_e1,itm_skullcap,</text:p>
          </table:table-cell>
          <table:table-cell office:value-type="string" table:style-name="ce10">
            <text:p>itm_leather_armor,itm_leather_vest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10">
            <text:p>itm_1mace,itm_2mace,itm_4mace,itm_1club,itm_fighting_pick,itm_gaddhjalt,itm_ritter,itm_reeve,itm_hand_axe,itm_military_fork,itm_battle_fork,itm_spear,itm_pike,itm_3polehammer,</text:p>
          </table:table-cell>
          <table:table-cell table:number-columns-repeated="2"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wnsman&quot;,&quot;Townsman&quot;,&quot;Townsmen&quot;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5">
            <text:p>["townsman","Townsman","Townsmen"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tchman</text:p>
          </table:table-cell>
          <table:table-cell office:value-type="string" table:style-name="ce6">
            <text:p>Watchman</text:p>
          </table:table-cell>
          <table:table-cell office:value-type="string" table:style-name="ce6">
            <text:p>Watch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0">
            <text:p>itm_nasal_helmet,itm_segmented_helmet,itm_mail_coif,</text:p>
          </table:table-cell>
          <table:table-cell office:value-type="string" table:style-name="ce10">
            <text:p>itm_padded_cloth,itm_padded_leatherblack,itm_leather_jerkingreen,</text:p>
          </table:table-cell>
          <table:table-cell table:style-name="ce10"/>
          <table:table-cell office:value-type="string" table:style-name="ce20">
            <text:p>itm_leather_boots,itm_mail_chausses,</text:p>
          </table:table-cell>
          <table:table-cell office:value-type="string" table:style-name="ce21">
            <text:p>itm_squire,itm_laird,itm_caithness,itm_fighting_axe,itm_woodenbuckler,</text:p>
          </table:table-cell>
          <table:table-cell office:value-type="string" table:style-name="ce20">
            <text:p>itm_tab_shield_roun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watchman&quot;,&quot;Watchman&quot;,&quot;Watchmen&quot;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5">
            <text:p>["watchman","Watchman","Watchmen"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aravan_guard</text:p>
          </table:table-cell>
          <table:table-cell office:value-type="string" table:style-name="ce6">
            <text:p>Caravan_Guard</text:p>
          </table:table-cell>
          <table:table-cell office:value-type="string" table:style-name="ce6">
            <text:p>Caravan_Guard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,itm_mail_boots,</text:p>
          </table:table-cell>
          <table:table-cell office:value-type="string" table:style-name="ce10">
            <text:p>itm_hersir,itm_huskarl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aravan_guard&quot;,&quot;Caravan_Guard&quot;,&quot;Caravan_Guards&quot;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5">
            <text:p>["caravan_guard","Caravan_Guard","Caravan_Guards"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nk</text:p>
          </table:table-cell>
          <table:table-cell office:value-type="string" table:style-name="ce6">
            <text:p>Millicien</text:p>
          </table:table-cell>
          <table:table-cell office:value-type="string" table:style-name="ce6">
            <text:p>Millici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0"/>
          <table:table-cell office:value-type="string" table:style-name="ce20">
            <text:p>itm_hunter_boots,</text:p>
          </table:table-cell>
          <table:table-cell office:value-type="string" table:style-name="ce20">
            <text:p>itm_club,itm_knife,itm_staff,itm_staff,</text:p>
          </table:table-cell>
          <table:table-cell table:style-name="ce20"/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monk&quot;,&quot;Millicien&quot;,&quot;Millicien&quot;,tf_guarantee_boots|tf_guarantee_armor,0,0,fac_commoners,[itm_shirt,itm_hunter_boots,itm_club,itm_knife,itm_staff,itm_staff,],def_attrib_b,wp(75),knows_warrior_basic,man_face_young_1,man_face_older_2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5">
            <text:p>["monk","Millicien","Millicien",tf_guarantee_boots|tf_guarantee_armor,0,0,fac_commoners,[itm_shirt,itm_hunter_boots,itm_club,itm_knife,itm_staff,itm_staff,],def_attrib_b,wp(75),knows_warrior_basic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umberman</text:p>
          </table:table-cell>
          <table:table-cell office:value-type="string" table:style-name="ce6">
            <text:p>Boureau</text:p>
          </table:table-cell>
          <table:table-cell office:value-type="string" table:style-name="ce6">
            <text:p>Boureau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pilgrim_disguise,itm_rawhide_coat,itm_rawhide_coatwhite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20">
            <text:p>itm_hunter_boots,itm_leather_boots,</text:p>
          </table:table-cell>
          <table:table-cell office:value-type="string" table:style-name="ce10">
            <text:p>itm_hand_axe,itm_fighting_axe,itm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lumberman&quot;,&quot;Boureau&quot;,&quot;Boureau&quot;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5">
            <text:p>["lumberman","Boureau","Boureau"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riest</text:p>
          </table:table-cell>
          <table:table-cell office:value-type="string" table:style-name="ce6">
            <text:p>Piquier millicien</text:p>
          </table:table-cell>
          <table:table-cell office:value-type="string" table:style-name="ce6">
            <text:p>Piquiers millicie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</text:p>
          </table:table-cell>
          <table:table-cell table:style-name="ce10"/>
          <table:table-cell office:value-type="string" table:style-name="ce20">
            <text:p>itm_leather_boots,itm_mail_chausses,</text:p>
          </table:table-cell>
          <table:table-cell office:value-type="string" table:style-name="ce20">
            <text:p>itm_club,itm_knife,itm_staff,itm_staff,itm_voulge_3,itm_voulge_1,itm_2glaive,</text:p>
          </table:table-cell>
          <table:table-cell table:style-name="ce20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priest&quot;,&quot;Piquier millicien&quot;,&quot;Piquiers milliciens&quot;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5">
            <text:p>["priest","Piquier millicien","Piquiers milliciens"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xecutioner</text:p>
          </table:table-cell>
          <table:table-cell office:value-type="string" table:style-name="ce6">
            <text:p>Executioner</text:p>
          </table:table-cell>
          <table:table-cell office:value-type="string" table:style-name="ce6">
            <text:p>Execution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mail_chausses,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0">
            <text:p>itm_leather_boots,itm_mail_chausses,</text:p>
          </table:table-cell>
          <table:table-cell office:value-type="string" table:style-name="ce10">
            <text:p>itm_battle_axe,itm_war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executioner&quot;,&quot;Executioner&quot;,&quot;Executioners&quot;,tf_guarantee_boots|tf_guarantee_armor,0,0,fac_commoners,[itm_mail_chausses,itm_robeblack,itm_common_hoodblack,itm_leather_gloves,itm_leather_boots,itm_mail_chausses,itm_battle_axe,itm_war_axe,],def_attrib2,wp(95),knows_warrior_normal,swadian_face_young_1,swadian_face_old_2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5">
            <text:p>["executioner","Executioner","Executioners",tf_guarantee_boots|tf_guarantee_armor,0,0,fac_commoners,[itm_mail_chausses,itm_robeblack,itm_common_hoodblack,itm_leather_gloves,itm_leather_boots,itm_mail_chausses,itm_battle_axe,itm_war_ax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ntry</text:p>
          </table:table-cell>
          <table:table-cell office:value-type="string" table:style-name="ce6">
            <text:p>Sentry</text:p>
          </table:table-cell>
          <table:table-cell office:value-type="string" table:style-name="ce6">
            <text:p>Sentri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0">
            <text:p>itm_splinted_greaves,itm_mail_boots,</text:p>
          </table:table-cell>
          <table:table-cell office:value-type="string" table:style-name="ce20">
            <text:p>itm_templar,itm_bayeux,itm_hospitaller,</text:p>
          </table:table-cell>
          <table:table-cell office:value-type="string" table:style-name="ce20">
            <text:p>itm_nordic_shield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entry&quot;,&quot;Sentry&quot;,&quot;Sentries&quot;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5">
            <text:p>["sentry","Sentry","Sentries"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haplain</text:p>
          </table:table-cell>
          <table:table-cell office:value-type="string" table:style-name="ce6">
            <text:p>Piquier millicien lourd</text:p>
          </table:table-cell>
          <table:table-cell office:value-type="string" table:style-name="ce6">
            <text:p>Piquiers milliciens lourd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itm_mail_hauberk,</text:p>
          </table:table-cell>
          <table:table-cell office:value-type="string" table:style-name="ce10">
            <text:p>itm_leather_gloves,itm_mail_mittens,itm_mail_gauntlets,</text:p>
          </table:table-cell>
          <table:table-cell office:value-type="string" table:style-name="ce20">
            <text:p>itm_mail_chausses,itm_mail_boots,</text:p>
          </table:table-cell>
          <table:table-cell office:value-type="string" table:style-name="ce20">
            <text:p>itm_knife,itm_bill,itm_fauchard_fork_2,itm_bardiche_5,</text:p>
          </table:table-cell>
          <table:table-cell table:style-name="ce20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haplain&quot;,&quot;Piquier millicien lourd&quot;,&quot;Piquiers milliciens lourds&quot;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5">
            <text:p>["chaplain","Piquier millicien lourd","Piquiers milliciens lourds"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rturer</text:p>
          </table:table-cell>
          <table:table-cell office:value-type="string" table:style-name="ce6">
            <text:p>Tortionaire</text:p>
          </table:table-cell>
          <table:table-cell office:value-type="string" table:style-name="ce6">
            <text:p>Tortionair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0">
            <text:p>itm_mail_boots,</text:p>
          </table:table-cell>
          <table:table-cell office:value-type="string" table:style-name="ce10">
            <text:p>itm_great_axe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rturer&quot;,&quot;Tortionaire&quot;,&quot;Tortionaires&quot;,tf_guarantee_boots|tf_guarantee_armor,0,0,fac_commoners,[itm_robeblack,itm_common_hoodblack,itm_leather_gloves,itm_mail_boots,itm_great_axe,],def_attrib2_b,wp(110),knows_warrior_veteran,swadian_face_young_1,swadian_face_old_2],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5">
            <text:p>["torturer","Tortionaire","Tortionaires",tf_guarantee_boots|tf_guarantee_armor,0,0,fac_commoners,[itm_robeblack,itm_common_hoodblack,itm_leather_gloves,itm_mail_boots,itm_great_axe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ity_guard</text:p>
          </table:table-cell>
          <table:table-cell office:value-type="string" table:style-name="ce6">
            <text:p>City_Guard</text:p>
          </table:table-cell>
          <table:table-cell office:value-type="string" table:style-name="ce6">
            <text:p>City_Guards</text:p>
          </table:table-cell>
          <table:table-cell office:value-type="string" table:style-name="ce7">
            <text:p>tf_guarantee_shield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itm_early_transitional_boar,itm_early_transitional_teu,itm_early_transitional_horse,</text:p>
          </table:table-cell>
          <table:table-cell office:value-type="string" table:style-name="ce10">
            <text:p>itm_leather_gloves,</text:p>
          </table:table-cell>
          <table:table-cell office:value-type="string" table:style-name="ce20">
            <text:p>itm_mail_boots,itm_iron_greaves,</text:p>
          </table:table-cell>
          <table:table-cell office:value-type="string" table:style-name="ce10">
            <text:p>itm_senlac,itm_knight,itm_count,itm_castellan,itm_sempach,</text:p>
          </table:table-cell>
          <table:table-cell office:value-type="string" table:style-name="ce10">
            <text:p>itm_tab_shield_kite_c,itm_tab_shield_kite_c,itm_tab_shield_kite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ity_guard&quot;,&quot;City_Guard&quot;,&quot;City_Guards&quot;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5">
            <text:p>["city_guard","City_Guard","City_Guards"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ishop</text:p>
          </table:table-cell>
          <table:table-cell office:value-type="string" table:style-name="ce6">
            <text:p>Hallbardier</text:p>
          </table:table-cell>
          <table:table-cell office:value-type="string" table:style-name="ce6">
            <text:p>Hallbardiers</text:p>
          </table:table-cell>
          <table:table-cell office:value-type="string" table:style-name="ce7">
            <text:p>tf_guarantee_boots|tf_guarantee_armor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hapel_de_fer,itm_chapel_de_fer,itm_nasal_helmet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shynbaulds,itm_steel_greaves,</text:p>
          </table:table-cell>
          <table:table-cell table:style-name="ce20"/>
          <table:table-cell office:value-type="string" table:style-name="ce20">
            <text:p>itm_lui_vaegirhallberd,itm_lui_vaegirhallberd,itm_lui_smallhallberda,</text:p>
          </table:table-cell>
          <table:table-cell table:style-name="ce20"/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bishop&quot;,&quot;Hallbardier&quot;,&quot;Hallbardiers&quot;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5">
            <text:p>["bishop","Hallbardier","Hallbardiers"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ider</text:p>
          </table:table-cell>
          <table:table-cell office:value-type="string" table:style-name="ce6">
            <text:p>Rider</text:p>
          </table:table-cell>
          <table:table-cell office:value-type="string" table:style-name="ce6">
            <text:p>Rider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0">
            <text:p>itm_splinted_greaves,itm_mail_boots,</text:p>
          </table:table-cell>
          <table:table-cell office:value-type="string" table:style-name="ce10">
            <text:p>itm_templar,itm_bayeux,itm_hospitaller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sumpter_horse,itm_saddle_horse,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rider&quot;,&quot;Rider&quot;,&quot;Riders&quot;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5">
            <text:p>["rider","Rider","Riders"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rider</text:p>
          </table:table-cell>
          <table:table-cell office:value-type="string" table:style-name="ce6">
            <text:p>Master_Rider</text:p>
          </table:table-cell>
          <table:table-cell office:value-type="string" table:style-name="ce6">
            <text:p>Master_Rid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mail_mittens,</text:p>
          </table:table-cell>
          <table:table-cell office:value-type="string" table:style-name="ce20">
            <text:p>itm_mail_boots,itm_iron_greaves,</text:p>
          </table:table-cell>
          <table:table-cell office:value-type="string" table:style-name="ce10">
            <text:p>itm_clontarf,itm_jarl,</text:p>
          </table:table-cell>
          <table:table-cell office:value-type="string" table:style-name="ce10">
            <text:p>itm_tab_shield_kite_c,itm_tab_shield_kite_c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master_rider&quot;,&quot;Master_Rider&quot;,&quot;Master_Riders&quot;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5">
            <text:p>["master_rider","Master_Rider","Master_Riders"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Mercenaries</text:p>
          </table:table-cell>
          <table:table-cell table:number-columns-repeated="2" table:style-name="ce24"/>
          <table:table-cell table:style-name="ce25"/>
          <table:table-cell table:number-columns-repeated="2" table:style-name="ce26"/>
          <table:table-cell table:style-name="ce27"/>
          <table:table-cell table:number-columns-repeated="7" table:style-name="ce28"/>
          <table:table-cell table:number-columns-repeated="3"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6363" table:style-name="ce35"/>
        </table:table-row>
        <table:table-row table:style-name="ro1">
          <table:table-cell office:value-type="string" table:style-name="ce6">
            <text:p>mercenary_crossbowman</text:p>
          </table:table-cell>
          <table:table-cell office:value-type="string" table:style-name="ce6">
            <text:p>Mercenary Crossbowman</text:p>
          </table:table-cell>
          <table:table-cell office:value-type="string" table:style-name="ce6">
            <text:p>Mercenary Crossbowmen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itm_padded_coif,itm_footman_helmet,</text:p>
          </table:table-cell>
          <table:table-cell office:value-type="string" table:style-name="ce10">
            <text:p>itm_padded_cloth,itm_leather_jerkin,</text:p>
          </table:table-cell>
          <table:table-cell office:value-type="string" table:style-name="ce10">
            <text:p>itm_nomad_boots,itm_wrapping_boots,</text:p>
          </table:table-cell>
          <table:table-cell table:style-name="ce20"/>
          <table:table-cell office:value-type="string" table:style-name="ce20">
            <text:p>itm_bolts,itm_spiked_club,itm_fighting_pick,itm_sword_medieval_a,itm_boar_spear,itm_crossbow,</text:p>
          </table:table-cell>
          <table:table-cell office:value-type="string" table:style-name="ce20">
            <text:p>itm_tab_shield_pavise_a,itm_tab_shield_roun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|wp_crossbow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rossbowman&quot;,&quot;Mercenary Crossbowman&quot;,&quot;Mercenary Crossbowmen&quot;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5">
            <text:p>["mercenary_crossbowman","Mercenary Crossbowman","Mercenary Crossbowmen"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horseman</text:p>
          </table:table-cell>
          <table:table-cell office:value-type="string" table:style-name="ce6">
            <text:p>Mercenary Horseman</text:p>
          </table:table-cell>
          <table:table-cell office:value-type="string" table:style-name="ce6">
            <text:p>Mercenary Horsemen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norman_helmet,itm_mail_coif,</text:p>
          </table:table-cell>
          <table:table-cell office:value-type="string" table:style-name="ce10">
            <text:p>itm_mail_shirt,itm_haubergeon,</text:p>
          </table:table-cell>
          <table:table-cell table:style-name="ce10"/>
          <table:table-cell office:value-type="string" table:style-name="ce20">
            <text:p>itm_hide_boots,</text:p>
          </table:table-cell>
          <table:table-cell office:value-type="string" table:style-name="ce20">
            <text:p>itm_lance,itm_bastard_sword_a,itm_sword_medieval_b,</text:p>
          </table:table-cell>
          <table:table-cell office:value-type="string" table:style-name="ce20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horseman&quot;,&quot;Mercenary Horseman&quot;,&quot;Mercenary Horsemen&quot;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5">
            <text:p>["mercenary_horseman","Mercenary Horseman","Mercenary Horsemen"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cavalry</text:p>
          </table:table-cell>
          <table:table-cell office:value-type="string" table:style-name="ce6">
            <text:p>Mercenary Cavalry</text:p>
          </table:table-cell>
          <table:table-cell office:value-type="string" table:style-name="ce6">
            <text:p>Mercenary Cavalry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mail_coif,</text:p>
          </table:table-cell>
          <table:table-cell office:value-type="string" table:style-name="ce10">
            <text:p>itm_mail_hauberk,itm_banded_armor,</text:p>
          </table:table-cell>
          <table:table-cell table:style-name="ce10"/>
          <table:table-cell office:value-type="string" table:style-name="ce20">
            <text:p>itm_hide_boots,</text:p>
          </table:table-cell>
          <table:table-cell office:value-type="string" table:style-name="ce10">
            <text:p>itm_lance,itm_bastard_sword_a,itm_sword_medieval_b,</text:p>
          </table:table-cell>
          <table:table-cell office:value-type="string" table:style-name="ce10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avalry&quot;,&quot;Mercenary Cavalry&quot;,&quot;Mercenary Cavalry&quot;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5">
            <text:p>["mercenary_cavalry","Mercenary Cavalry","Mercenary Cavalry"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swordsman</text:p>
          </table:table-cell>
          <table:table-cell office:value-type="string" table:style-name="ce6">
            <text:p>Mercenary Swordsman</text:p>
          </table:table-cell>
          <table:table-cell office:value-type="string" table:style-name="ce6">
            <text:p>Mercenary Swordsmen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0">
            <text:p>itm_kettle_hat,itm_mail_coif,</text:p>
          </table:table-cell>
          <table:table-cell office:value-type="string" table:style-name="ce20">
            <text:p>itm_mail_hauberk,itm_haubergeon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20">
            <text:p>itm_bastard_sword_a,itm_sword_medieval_b,itm_sword_medieval_b_small,</text:p>
          </table:table-cell>
          <table:table-cell office:value-type="string" table:style-name="ce10">
            <text:p>itm_tab_shield_heater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0710701036d26cbb59a5e6db00000000001db6db0000000000000000</text:p>
          </table:table-cell>
          <table:table-cell office:value-type="string" table:style-name="ce12">
            <text:p>0x000000000710801236d26cbb59a5e6db00000000001db6db0000000000000000</text:p>
          </table:table-cell>
          <table:table-cell table:style-name="ce13"/>
          <table:table-cell office:value-type="string" office:string-value="[&quot;mercenary_swordsman&quot;,&quot;Mercenary Swordsman&quot;,&quot;Mercenary Swordsmen&quot;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5">
            <text:p>["mercenary_swordsman","Mercenary Swordsman","Mercenary Swordsmen"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noese_crossbowman</text:p>
          </table:table-cell>
          <table:table-cell office:value-type="string" table:style-name="ce6">
            <text:p>Genoese Crossbowman</text:p>
          </table:table-cell>
          <table:table-cell office:value-type="string" table:style-name="ce6">
            <text:p>Genoese Crossbowmen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_hat,</text:p>
          </table:table-cell>
          <table:table-cell office:value-type="string" table:style-name="ce10">
            <text:p>itm_brigandine_g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</text:p>
          </table:table-cell>
          <table:table-cell office:value-type="string" table:style-name="ce10">
            <text:p>itm_sniper_crossbow,itm_bolts,itm_sword_medieval_a,itm_laird,itm_caithness,</text:p>
          </table:table-cell>
          <table:table-cell office:value-type="string" table:style-name="ce10">
            <text:p>itm_tab_shield_pavise_d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0710a05236d26cbb59a5e6db00000000001db6db0000000000000000</text:p>
          </table:table-cell>
          <table:table-cell office:value-type="string" table:style-name="ce12">
            <text:p>0x000000003e10b0d236d26cbb59a5e6db00000000001db6db0000000000000000</text:p>
          </table:table-cell>
          <table:table-cell table:style-name="ce13"/>
          <table:table-cell office:value-type="string" office:string-value="[&quot;genoese_crossbowman&quot;,&quot;Genoese Crossbowman&quot;,&quot;Genoese Crossbowmen&quot;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5">
            <text:p>["genoese_crossbowman","Genoese Crossbowman","Genoese Crossbowmen"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rman_knight</text:p>
          </table:table-cell>
          <table:table-cell office:value-type="string" table:style-name="ce6">
            <text:p>German Mercenary</text:p>
          </table:table-cell>
          <table:table-cell office:value-type="string" table:style-name="ce6">
            <text:p>German Mercenaries</text:p>
          </table:table-cell>
          <table:table-cell office:value-type="string" table:style-name="ce7">
            <text:p>tf_mounted|tf_guarantee_boots|tf_guarantee_armor|tf_guarantee_helmet|tf_guarantee_gloves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0">
            <text:p>itm_mail_coif_full,</text:p>
          </table:table-cell>
          <table:table-cell office:value-type="string" table:style-name="ce10">
            <text:p>itm_black_cuir_bouilli,</text:p>
          </table:table-cell>
          <table:table-cell office:value-type="string" table:style-name="ce10">
            <text:p>itm_mail_mittens,</text:p>
          </table:table-cell>
          <table:table-cell office:value-type="string" table:style-name="ce20">
            <text:p>itm_mail_chausses,</text:p>
          </table:table-cell>
          <table:table-cell office:value-type="string" table:style-name="ce21">
            <text:p>itm_senlac,itm_bastard_sword_a,itm_bastard_sword_b,itm_great_bardiche,itm_heavy_lance,itm_heavy_lance,itm_heavy_lance,itm_heavy_lance,</text:p>
          </table:table-cell>
          <table:table-cell office:value-type="string" table:style-name="ce20">
            <text:p>itm_tab_shield_kite_cav_b,</text:p>
          </table:table-cell>
          <table:table-cell office:value-type="string" table:style-name="ce10">
            <text:p>itm_warhorseboa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german_knight&quot;,&quot;German Mercenary&quot;,&quot;German Mercenaries&quot;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5">
            <text:p>["german_knight","German Mercenary","German Mercenaries"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ired_blade</text:p>
          </table:table-cell>
          <table:table-cell office:value-type="string" table:style-name="ce6">
            <text:p>Hired Blade</text:p>
          </table:table-cell>
          <table:table-cell office:value-type="string" table:style-name="ce6">
            <text:p>Hired Blades</text:p>
          </table:table-cell>
          <table:table-cell office:value-type="string" table:style-name="ce7">
            <text:p>tf_mounted|tf_guarantee_boots|tf_guarantee_armor|tf_guarantee_gloves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great_helmet,</text:p>
          </table:table-cell>
          <table:table-cell office:value-type="string" table:style-name="ce10">
            <text:p>itm_hauberge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itm_iron_greaves,</text:p>
          </table:table-cell>
          <table:table-cell office:value-type="string" table:style-name="ce10">
            <text:p>itm_bastard_sword_b,itm_sword_medieval_c,</text:p>
          </table:table-cell>
          <table:table-cell office:value-type="string" table:style-name="ce10">
            <text:p>itm_tab_shield_heater_cav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hired_blade&quot;,&quot;Hired Blade&quot;,&quot;Hired Blades&quot;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5">
            <text:p>["hired_blade","Hired Blade","Hired Blades"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iss_veteran_halberdier</text:p>
          </table:table-cell>
          <table:table-cell office:value-type="string" table:style-name="ce6">
            <text:p>Swiss Halberdier</text:p>
          </table:table-cell>
          <table:table-cell office:value-type="string" table:style-name="ce6">
            <text:p>Swiss Halberdi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visored_sallet,itm_arming_cap,itm_leather_cap,</text:p>
          </table:table-cell>
          <table:table-cell office:value-type="string" table:style-name="ce10">
            <text:p>itm_early_transitional_teu,itm_early_transitional_teu,</text:p>
          </table:table-cell>
          <table:table-cell office:value-type="string" table:style-name="ce10">
            <text:p>itm_plate_mittens,itm_plate_mittens,itm_mail_mittens,</text:p>
          </table:table-cell>
          <table:table-cell office:value-type="string" table:style-name="ce20">
            <text:p>itm_steel_greaves,itm_shynbaulds,itm_shynbaulds,</text:p>
          </table:table-cell>
          <table:table-cell office:value-type="string" table:style-name="ce20">
            <text:p>itm_lui_vaegirhallberd,itm_pop_halberd,</text:p>
          </table:table-cell>
          <table:table-cell table:style-name="ce20"/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22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iss_veteran_halberdier&quot;,&quot;Swiss Halberdier&quot;,&quot;Swiss Halberdiers&quot;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5">
            <text:p>["swiss_veteran_halberdier","Swiss Halberdier","Swiss Halberdiers"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ulveriners</text:p>
          </table:table-cell>
          <table:table-cell office:value-type="string" table:style-name="ce6">
            <text:p>Couleuvrinier</text:p>
          </table:table-cell>
          <table:table-cell office:value-type="string" table:style-name="ce6">
            <text:p>Couleuvrin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0">
            <text:p>itm_splinted_greaves_nospurs,itm_woolen_hose,</text:p>
          </table:table-cell>
          <table:table-cell office:value-type="string" table:style-name="ce20">
            <text:p>itm_matchlock_2,itm_cartridges,itm_sword_medieval_b_small,itm_sword_medieval_a,</text:p>
          </table:table-cell>
          <table:table-cell table:style-name="ce20"/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3e1010d236d26cbb59a5e6db00000000001db6db0000000000000000</text:p>
          </table:table-cell>
          <table:table-cell office:value-type="string" table:style-name="ce12">
            <text:p>0x000000000010311236d26cbb59a5e6db00000000001db6db0000000000000000</text:p>
          </table:table-cell>
          <table:table-cell table:style-name="ce13"/>
          <table:table-cell office:value-type="string" office:string-value="[&quot;coulveriners&quot;,&quot;Couleuvrinier&quot;,&quot;Couleuvrin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5">
            <text:p>["coulveriners","Couleuvrinier","Couleuvrin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quebusier</text:p>
          </table:table-cell>
          <table:table-cell office:value-type="string" table:style-name="ce6">
            <text:p>Arquebusier</text:p>
          </table:table-cell>
          <table:table-cell office:value-type="string" table:style-name="ce6">
            <text:p>Arquebus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0">
            <text:p>itm_splinted_greaves_nospurs,itm_woolen_hose,</text:p>
          </table:table-cell>
          <table:table-cell office:value-type="string" table:style-name="ce10">
            <text:p>itm_matchlock_2,itm_cartridges,itm_sword_medieval_b_small,itm_sword_medieval_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419236d26cbb59a5e6db00000000001db6db0000000000000000</text:p>
          </table:table-cell>
          <table:table-cell office:value-type="string" table:style-name="ce12">
            <text:p>0x000000000010521236d26cbb59a5e6db00000000001db6db0000000000000000</text:p>
          </table:table-cell>
          <table:table-cell table:style-name="ce13"/>
          <table:table-cell office:value-type="string" office:string-value="[&quot;arquebusier&quot;,&quot;Arquebusier&quot;,&quot;Arquebus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5">
            <text:p>["arquebusier","Arquebusier","Arquebus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recruit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614036d26cbb59a5e6db00000000001db6db0000000000000000</text:p>
          </table:table-cell>
          <table:table-cell office:value-type="string" table:style-name="ce12">
            <text:p>0x000000000010714036d26cbb59a5e6db00000000001db6db0000000000000000</text:p>
          </table:table-cell>
          <table:table-cell table:style-name="ce13"/>
          <table:table-cell office:value-type="string" office:string-value="[&quot;sang_lysrecruit&quot;,&quot;Mercenaire du SansLys&quot;,&quot;Mercenaire du SansLys&quot;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5">
            <text:p>["sang_lysrecruit","Mercenaire du SansLys","Mercenaire du SansLys"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46]+[.F147]+[.F148]+[.F149]+[.F163]+[.F164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Slavers</text:p>
          </table:table-cell>
          <table:table-cell table:number-columns-repeated="19" table:style-name="ce5"/>
          <table:table-cell office:value-type="string" office:string-value="#Slavers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5">
            <text:p>#Slav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driver</text:p>
          </table:table-cell>
          <table:table-cell office:value-type="string" table:style-name="ce6">
            <text:p>Slave Driver</text:p>
          </table:table-cell>
          <table:table-cell office:value-type="string" table:style-name="ce6">
            <text:p>Slave Driv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table:style-name="ce10"/>
          <table:table-cell office:value-type="string" table:style-name="ce10">
            <text:p>itm_segmented_helmet,itm_tribal_warrior_outfit,</text:p>
          </table:table-cell>
          <table:table-cell office:value-type="string" table:style-name="ce10">
            <text:p>itm_leather_gloves,itm_khergit_leather_boot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club_with_spike_head,</text:p>
          </table:table-cell>
          <table:table-cell office:value-type="string" table:style-name="ce10">
            <text:p>itm_nordic_shield,</text:p>
          </table:table-cell>
          <table:table-cell office:value-type="string" table:style-name="ce10">
            <text:p>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driver&quot;,&quot;Slave Driver&quot;,&quot;Slave Drivers&quot;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5">
            <text:p>["slave_driver","Slave Driver","Slave Drivers"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hunter</text:p>
          </table:table-cell>
          <table:table-cell office:value-type="string" table:style-name="ce6">
            <text:p>Slave Hunter</text:p>
          </table:table-cell>
          <table:table-cell office:value-type="string" table:style-name="ce6">
            <text:p>Slave 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kettle_hat,</text:p>
          </table:table-cell>
          <table:table-cell office:value-type="string" table:style-name="ce10">
            <text:p>itm_mail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winged_mace,itm_maul,</text:p>
          </table:table-cell>
          <table:table-cell office:value-type="string" table:style-name="ce10">
            <text:p>itm_tab_shield_round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hunter&quot;,&quot;Slave Hunter&quot;,&quot;Slave Hunters&quot;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5">
            <text:p>["slave_hunter","Slave Hunter","Slave Hunters"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crusher</text:p>
          </table:table-cell>
          <table:table-cell office:value-type="string" table:style-name="ce6">
            <text:p>Slave Crusher</text:p>
          </table:table-cell>
          <table:table-cell office:value-type="string" table:style-name="ce6">
            <text:p>Slave Crush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bascinet_2,itm_bascinet_3,</text:p>
          </table:table-cell>
          <table:table-cell office:value-type="string" table:style-name="ce10">
            <text:p>itm_mail_hauberk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,itm_splinted_leather_greaves,</text:p>
          </table:table-cell>
          <table:table-cell office:value-type="string" table:style-name="ce10">
            <text:p>itm_sledgehammer,itm_spiked_mace,</text:p>
          </table:table-cell>
          <table:table-cell office:value-type="string" table:style-name="ce10">
            <text:p>itm_tab_shield_round_d,</text:p>
          </table:table-cell>
          <table:table-cell office:value-type="string" table:style-name="ce10">
            <text:p>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crusher&quot;,&quot;Slave Crusher&quot;,&quot;Slave Crushers&quot;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5">
            <text:p>["slave_crusher","Slave Crusher","Slave Crushers"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r_chief</text:p>
          </table:table-cell>
          <table:table-cell office:value-type="string" table:style-name="ce6">
            <text:p>Slaver Chief</text:p>
          </table:table-cell>
          <table:table-cell office:value-type="string" table:style-name="ce6">
            <text:p>Slaver Chiefs</text:p>
          </table:table-cell>
          <table:table-cell office:value-type="string" table:style-name="ce7">
            <text:p>tf_mounted|tf_guarantee_all_wo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guard_helmet,</text:p>
          </table:table-cell>
          <table:table-cell office:value-type="string" table:style-name="ce10">
            <text:p>itm_brigandine_red,</text:p>
          </table:table-cell>
          <table:table-cell office:value-type="string" table:style-name="ce10">
            <text:p>itm_scale_gauntlets,itm_mail_mittens,</text:p>
          </table:table-cell>
          <table:table-cell office:value-type="string" table:style-name="ce10">
            <text:p>itm_plate_boots,itm_mail_boots,</text:p>
          </table:table-cell>
          <table:table-cell office:value-type="string" table:style-name="ce10">
            <text:p>itm_military_hammer,itm_warhammer,</text:p>
          </table:table-cell>
          <table:table-cell office:value-type="string" table:style-name="ce10">
            <text:p>itm_steel_shield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r_chief&quot;,&quot;Slaver Chief&quot;,&quot;Slaver Chiefs&quot;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5">
            <text:p>["slaver_chief","Slaver Chief","Slaver Chiefs"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1"/>
          <table:table-cell table:number-columns-repeated="16363"/>
        </table:table-row>
        <table:table-row table:style-name="ro1">
          <table:table-cell office:value-type="string" table:style-name="ce36">
            <text:p>Avengers</text:p>
          </table:table-cell>
          <table:table-cell table:number-columns-repeated="19" table:style-name="ce5"/>
          <table:table-cell office:value-type="string" office:string-value="#Avengers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5">
            <text:p>#Aveng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llower_woman</text:p>
          </table:table-cell>
          <table:table-cell office:value-type="string" table:style-name="ce6">
            <text:p>Apprenti combattant</text:p>
          </table:table-cell>
          <table:table-cell office:value-type="string" table:style-name="ce6">
            <text:p>Apprenti combattant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shirt,itm_leather_vest,</text:p>
          </table:table-cell>
          <table:table-cell table:style-name="ce10"/>
          <table:table-cell office:value-type="string" table:style-name="ce10">
            <text:p>itm_nomad_boots,itm_wrapping_boots,</text:p>
          </table:table-cell>
          <table:table-cell office:value-type="string" table:style-name="ce10">
            <text:p>itm_bolts,itm_crossbow,itm_hand_axe,itm_voulge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140453c5275949b75566b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ollower_woman&quot;,&quot;Apprenti combattant&quot;,&quot;Apprenti combattants&quot;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5">
            <text:p>["follower_woman","Apprenti combattant","Apprenti combattants"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unter_woman</text:p>
          </table:table-cell>
          <table:table-cell office:value-type="string" table:style-name="ce6">
            <text:p>deffenseur</text:p>
          </table:table-cell>
          <table:table-cell office:value-type="string" table:style-name="ce6">
            <text:p>deffenseur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jerkin,itm_leather_armor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10">
            <text:p>itm_bolts,itm_arrows,itm_light_crossbow,itm_short_bow,itm_crossbow,itm_hatchet,itm_hand_axe,itm_voulge,itm_fighting_pick,itm_club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4d14536db6db6db6db6db00000000000db6db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hunter_woman&quot;,&quot;deffenseur&quot;,&quot;deffenseurs&quot;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5">
            <text:p>["hunter_woman","deffenseur","deffenseurs"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ighter_woman</text:p>
          </table:table-cell>
          <table:table-cell office:value-type="string" table:style-name="ce6">
            <text:p>Vengeur</text:p>
          </table:table-cell>
          <table:table-cell office:value-type="string" table:style-name="ce6">
            <text:p>Vengeurs</text:p>
          </table:table-cell>
          <table:table-cell office:value-type="string" table:style-name="ce7">
            <text:p>tf_male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mail_shirt,itm_mail_hauberk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bolts,itm_arrows,itm_light_crossbow,itm_short_bow,itm_crossbow,itm_hatchet,itm_voulge,</text:p>
          </table:table-cell>
          <table:table-cell office:value-type="string" table:style-name="ce10">
            <text:p>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f040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ighter_woman&quot;,&quot;Vengeur&quot;,&quot;Vengeurs&quot;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5">
            <text:p>["fighter_woman","Vengeur","Vengeurs"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ord_sister</text:p>
          </table:table-cell>
          <table:table-cell office:value-type="string" table:style-name="ce6">
            <text:p>heros incoruptible</text:p>
          </table:table-cell>
          <table:table-cell office:value-type="string" table:style-name="ce6">
            <text:p>heros incoruptibles</text:p>
          </table:table-cell>
          <table:table-cell office:value-type="string" table:style-name="ce7">
            <text:p>tf_male|tf_mounted|tf_guarantee_boots|tf_guarantee_armor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reatbascinet1,itm_pigface_klappvisor_open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bolts,itm_darkknightsword,itm_estoc,itm_sword_of_war,itm_crossbow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f041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ord_sister&quot;,&quot;heros incoruptible&quot;,&quot;heros incoruptibles&quot;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5">
            <text:p>["sword_sister","heros incoruptible","heros incoruptibles"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1"/>
          <table:table-cell table:number-columns-repeated="16363"/>
        </table:table-row>
        <table:table-row table:style-name="ro1">
          <table:table-cell table:style-name="ce4"/>
          <table:table-cell table:number-columns-repeated="19" table:style-name="ce5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5"/>
          <table:table-cell table:number-columns-repeated="16363"/>
        </table:table-row>
        <table:table-row table:number-rows-repeated="825" table:style-name="ro1">
          <table:table-cell table:number-columns-repeated="21" table:style-name="ce5"/>
          <table:table-cell table:number-columns-repeated="16363"/>
        </table:table-row>
        <table:table-row table:number-rows-repeated="1047503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2">
            <text:p>Char 1</text:p>
          </table:table-cell>
          <table:table-cell office:value-type="string" table:style-name="ce22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2</text:p>
          </table:table-cell>
          <table:table-cell office:value-type="string" table:style-name="ce22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3</text:p>
          </table:table-cell>
          <table:table-cell office:value-type="string" table:style-name="ce22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4</text:p>
          </table:table-cell>
          <table:table-cell office:value-type="string" table:style-name="ce22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5</text:p>
          </table:table-cell>
          <table:table-cell office:value-type="string" table:style-name="ce22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6</text:p>
          </table:table-cell>
          <table:table-cell office:value-type="string" table:style-name="ce22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2">
            <text:p>Char 7</text:p>
          </table:table-cell>
          <table:table-cell office:value-type="string" table:style-name="ce22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3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  <table:table table:name="kham_attribs" table:style-name="ta2">
        <table:table-column table:style-name="co8" table:number-columns-repeated="16384" table:default-cell-style-name="ce1"/>
        <table:table-row table:style-name="ro5">
          <table:table-cell office:value-type="string" table:style-name="ce1">
            <text:p>######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Troop Skill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common_kham = knows_weapon_master_5|knows_ironflesh_4|knows_athletics_5|knows_power_strike_3|knows_shield_1|knows_inventory_management_2|knows_power_throw_3|knows_power_draw_3 #40+12 / 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 = knows_weapon_master_6|knows_ironflesh_5|knows_athletics_5|knows_riding_2|knows_power_strike_3|knows_shield_2|knows_inventory_management_4|knows_power_throw_3|knows_power_draw_3 #40+18 / 2 +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3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2 = knows_weapon_master_7|knows_ironflesh_7|knows_athletics_5|knows_riding_3|knows_power_strike_5|knows_shield_2|knows_inventory_management_4|knows_power_throw_3|knows_power_draw_3 <text:s/>#40+24 / 2 +4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normal = knows_weapon_master_8|knows_ironflesh_8|knows_athletics_5|knows_riding_5|knows_power_strike_5|knows_shield_2|knows_inventory_management_5|knows_power_throw_4|knows_power_draw_4 #40+26 / 2 +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9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veteran = knows_weapon_master_9|knows_ironflesh_9|knows_athletics_5|knows_riding_6|knows_power_strike_7|knows_shield_3|knows_inventory_management_5|knows_power_throw_4|knows_power_draw_4 ##40+30 / 2 +8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31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elite = knows_weapon_master_10|knows_ironflesh_10|knows_athletics_5|knows_riding_7|knows_power_strike_8|knows_shield_3|knows_inventory_management_6|knows_power_throw_4|knows_power_draw_4 ###40+32 / 2 +12</text:p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string" table:style-name="ce1">
            <text:p>knows_archer_basic = knows_weapon_master_3|knows_ironflesh_6|knows_athletics_5|knows_riding_3|knows_power_strike_2|knows_shield_2|knows_inventory_management_4|knows_power_throw_4|knows_power_draw_4 #cambiado chief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special skirmishers &amp; longbowme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archer_english = knows_weapon_master_5|knows_ironflesh_6|knows_athletics_6|knows_riding_4|knows_power_strike_4|knows_shield_2|knows_inventory_management_4|knows_power_throw_5|knows_power_draw_5 #cambiado chief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Attribute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def_attrib = str_16 | agi_8 | int_12 | cha_12|level(12) <text:s text:c="2"/>#basic points 55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nows_common_kham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_b = str_16 | agi_8 | int_12 | cha_12|level(18) #basic points 55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nows_warrior_basic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 = str_18 | agi_8 | int_12 | cha_12|level(23) <text:s text:c="2"/>#+3 level med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knows_warrior_basic2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_b = str_18 | agi_8 | int_12 | cha_12|level(26) #+3 level med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knows_warrior_normal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29) <text:s text:c="2"/>#+5 level max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knows_warrior_veteran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31) <text:s text:c="2"/>#+5 level max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knows_warrior_elite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king_attrib = str_20|agi_19|int_18|cha_20|level(40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ing_skills = knows_weapon_master_10|knows_trainer_5|knows_riding_4|knows_ironflesh_10|knows_power_strike_10|knows_athletics_10|knows_shield_3|knows_tactics_10|knows_prisoner_management_9|knows_leadership_10|knows_wound_treatment_9|knows_first_aid_8|knows_surgery_8|knows_power_throw_5|knows_power_draw_6|knows_spotting_6|knows_pathfinding_5|knows_inventory_management_4|knows_persuasion_6|knows_engineer_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lord_attrib_kham = str_18|agi_17|int_16|cha_18|level(38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lord_1_kham = knows_weapon_master_8|knows_trainer_4|knows_riding_4|knows_ironflesh_8|knows_power_strike_8|knows_athletics_8|knows_shield_3|knows_tactics_8|knows_prisoner_management_9|knows_leadership_8|knows_wound_treatment_7|knows_first_aid_6|knows_surgery_6|knows_power_throw_4|knows_power_draw_4|knows_spotting_4|knows_pathfinding_4|knows_inventory_management_3|knows_persuasion_4|knows_engineer_4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######</text:p>
          </table:table-cell>
          <table:table-cell table:number-columns-repeated="16383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Paolo Roberto de Leon</dc:creator>
    <meta:creation-date>2018-01-04T19:18:36Z</meta:creation-date>
    <dc:date>2018-01-08T04:49:29Z</dc:date>
  </office:meta>
</office:document-meta>
</file>